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99pt"/>
    </style:style>
    <style:style style:name="co3" style:family="table-column">
      <style:table-column-properties fo:break-before="auto" style:column-width="44.76pt"/>
    </style:style>
    <style:style style:name="co4" style:family="table-column">
      <style:table-column-properties fo:break-before="auto" style:column-width="40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 style:data-style-name="N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odel_name</text:p>
          </table:table-cell>
          <table:table-cell office:value-type="string" calcext:value-type="string">
            <text:p>feature_selection</text:p>
          </table:table-cell>
          <table:table-cell table:style-name="Default" office:value-type="string" calcext:value-type="string">
            <text:p>generalization_test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multiclass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micro_precision</text:p>
          </table:table-cell>
          <table:table-cell office:value-type="string" calcext:value-type="string">
            <text:p>micro_recall</text:p>
          </table:table-cell>
          <table:table-cell office:value-type="string" calcext:value-type="string">
            <text:p>micro_f1</text:p>
          </table:table-cell>
          <table:table-cell office:value-type="string" calcext:value-type="string">
            <text:p>micro_f2</text:p>
          </table:table-cell>
          <table:table-cell office:value-type="string" calcext:value-type="string">
            <text:p>subset_accuracy</text:p>
          </table:table-cell>
          <table:table-cell office:value-type="string" calcext:value-type="string">
            <text:p>hamming_loss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4277857484457" calcext:value-type="float">
            <text:p>0.234277857484457</text:p>
          </table:table-cell>
          <table:table-cell office:value-type="float" office:value="0.32108843537415" calcext:value-type="float">
            <text:p>0.32108843537415</text:p>
          </table:table-cell>
          <table:table-cell office:value-type="float" office:value="0.270879014334512" calcext:value-type="float">
            <text:p>0.270879014334512</text:p>
          </table:table-cell>
          <table:table-cell office:value-type="float" office:value="0.298918079881383" calcext:value-type="float">
            <text:p>0.298918079881383</text:p>
          </table:table-cell>
          <table:table-cell office:value-type="float" office:value="0.57421875" calcext:value-type="float">
            <text:p>0.57421875</text:p>
          </table:table-cell>
          <table:table-cell office:value-type="float" office:value="0.0919415509259259" calcext:value-type="float">
            <text:p>0.091941550925926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945661276815" calcext:value-type="float">
            <text:p>0.25945661276815</text:p>
          </table:table-cell>
          <table:table-cell office:value-type="float" office:value="0.403954802259887" calcext:value-type="float">
            <text:p>0.403954802259887</text:p>
          </table:table-cell>
          <table:table-cell office:value-type="float" office:value="0.315675173380094" calcext:value-type="float">
            <text:p>0.315675173380094</text:p>
          </table:table-cell>
          <table:table-cell office:value-type="float" office:value="0.363180760810071" calcext:value-type="float">
            <text:p>0.363180760810071</text:p>
          </table:table-cell>
          <table:table-cell office:value-type="float" office:value="0.494983277591973" calcext:value-type="float">
            <text:p>0.494983277591973</text:p>
          </table:table-cell>
          <table:table-cell office:value-type="float" office:value="0.1152917131178" calcext:value-type="float">
            <text:p>0.1152917131178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33056702737554" calcext:value-type="float">
            <text:p>0.233056702737554</text:p>
          </table:table-cell>
          <table:table-cell office:value-type="float" office:value="0.552795031055901" calcext:value-type="float">
            <text:p>0.552795031055901</text:p>
          </table:table-cell>
          <table:table-cell office:value-type="float" office:value="0.327711602505154" calcext:value-type="float">
            <text:p>0.327711602505154</text:p>
          </table:table-cell>
          <table:table-cell office:value-type="float" office:value="0.433522583979858" calcext:value-type="float">
            <text:p>0.433522583979858</text:p>
          </table:table-cell>
          <table:table-cell office:value-type="float" office:value="0.525190839694656" calcext:value-type="float">
            <text:p>0.525190839694656</text:p>
          </table:table-cell>
          <table:table-cell office:value-type="float" office:value="0.111145038167939" calcext:value-type="float">
            <text:p>0.111145038167939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41192724442021" calcext:value-type="float">
            <text:p>0.141192724442021</text:p>
          </table:table-cell>
          <table:table-cell office:value-type="float" office:value="0.194736842105263" calcext:value-type="float">
            <text:p>0.194736842105263</text:p>
          </table:table-cell>
          <table:table-cell office:value-type="float" office:value="0.163126234265846" calcext:value-type="float">
            <text:p>0.163126234265846</text:p>
          </table:table-cell>
          <table:table-cell office:value-type="float" office:value="0.180514269964676" calcext:value-type="float">
            <text:p>0.180514269964676</text:p>
          </table:table-cell>
          <table:table-cell office:value-type="float" office:value="0.526755852842809" calcext:value-type="float">
            <text:p>0.526755852842809</text:p>
          </table:table-cell>
          <table:table-cell office:value-type="float" office:value="0.124972129319955" calcext:value-type="float">
            <text:p>0.124972129319955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8571792927374" calcext:value-type="float">
            <text:p>0.118571792927374</text:p>
          </table:table-cell>
          <table:table-cell office:value-type="float" office:value="0.204081632653061" calcext:value-type="float">
            <text:p>0.204081632653061</text:p>
          </table:table-cell>
          <table:table-cell office:value-type="float" office:value="0.149959928397959" calcext:value-type="float">
            <text:p>0.149959928397959</text:p>
          </table:table-cell>
          <table:table-cell office:value-type="float" office:value="0.178318095503495" calcext:value-type="float">
            <text:p>0.178318095503495</text:p>
          </table:table-cell>
          <table:table-cell office:value-type="float" office:value="0.492621527777778" calcext:value-type="float">
            <text:p>0.492621527777778</text:p>
          </table:table-cell>
          <table:table-cell office:value-type="float" office:value="0.123046875" calcext:value-type="float">
            <text:p>0.123046875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4479989366857" calcext:value-type="float">
            <text:p>0.164479989366857</text:p>
          </table:table-cell>
          <table:table-cell office:value-type="float" office:value="0.269774011299435" calcext:value-type="float">
            <text:p>0.269774011299435</text:p>
          </table:table-cell>
          <table:table-cell office:value-type="float" office:value="0.204065313863172" calcext:value-type="float">
            <text:p>0.204065313863172</text:p>
          </table:table-cell>
          <table:table-cell office:value-type="float" office:value="0.238844980956329" calcext:value-type="float">
            <text:p>0.238844980956329</text:p>
          </table:table-cell>
          <table:table-cell office:value-type="float" office:value="0.453177257525084" calcext:value-type="float">
            <text:p>0.453177257525084</text:p>
          </table:table-cell>
          <table:table-cell office:value-type="float" office:value="0.138610182088443" calcext:value-type="float">
            <text:p>0.138610182088443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78906798337966" calcext:value-type="float">
            <text:p>0.087890679833797</text:p>
          </table:table-cell>
          <table:table-cell office:value-type="float" office:value="0.244306418219462" calcext:value-type="float">
            <text:p>0.244306418219462</text:p>
          </table:table-cell>
          <table:table-cell office:value-type="float" office:value="0.128471520540431" calcext:value-type="float">
            <text:p>0.128471520540431</text:p>
          </table:table-cell>
          <table:table-cell office:value-type="float" office:value="0.17873443990203" calcext:value-type="float">
            <text:p>0.17873443990203</text:p>
          </table:table-cell>
          <table:table-cell office:value-type="float" office:value="0.408651399491094" calcext:value-type="float">
            <text:p>0.408651399491094</text:p>
          </table:table-cell>
          <table:table-cell office:value-type="float" office:value="0.163765903307888" calcext:value-type="float">
            <text:p>0.163765903307888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35884460830989" calcext:value-type="float">
            <text:p>0.083588446083099</text:p>
          </table:table-cell>
          <table:table-cell office:value-type="float" office:value="0.171929824561404" calcext:value-type="float">
            <text:p>0.171929824561404</text:p>
          </table:table-cell>
          <table:table-cell office:value-type="float" office:value="0.111682979868391" calcext:value-type="float">
            <text:p>0.111682979868391</text:p>
          </table:table-cell>
          <table:table-cell office:value-type="float" office:value="0.140923645020025" calcext:value-type="float">
            <text:p>0.140923645020025</text:p>
          </table:table-cell>
          <table:table-cell office:value-type="float" office:value="0.380713489409142" calcext:value-type="float">
            <text:p>0.380713489409142</text:p>
          </table:table-cell>
          <table:table-cell office:value-type="float" office:value="0.175919732441472" calcext:value-type="float">
            <text:p>0.175919732441472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8592161800517" calcext:value-type="float">
            <text:p>0.178592161800517</text:p>
          </table:table-cell>
          <table:table-cell office:value-type="float" office:value="0.341496598639456" calcext:value-type="float">
            <text:p>0.341496598639456</text:p>
          </table:table-cell>
          <table:table-cell office:value-type="float" office:value="0.234514690137121" calcext:value-type="float">
            <text:p>0.234514690137121</text:p>
          </table:table-cell>
          <table:table-cell office:value-type="float" office:value="0.288788470936932" calcext:value-type="float">
            <text:p>0.288788470936932</text:p>
          </table:table-cell>
          <table:table-cell office:value-type="float" office:value="0.49609375" calcext:value-type="float">
            <text:p>0.49609375</text:p>
          </table:table-cell>
          <table:table-cell office:value-type="float" office:value="0.118489583333333" calcext:value-type="float">
            <text:p>0.118489583333333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8019938992868" calcext:value-type="float">
            <text:p>0.128019938992868</text:p>
          </table:table-cell>
          <table:table-cell office:value-type="float" office:value="0.259887005649717" calcext:value-type="float">
            <text:p>0.259887005649717</text:p>
          </table:table-cell>
          <table:table-cell office:value-type="float" office:value="0.171487684031589" calcext:value-type="float">
            <text:p>0.171487684031589</text:p>
          </table:table-cell>
          <table:table-cell office:value-type="float" office:value="0.215427184146497" calcext:value-type="float">
            <text:p>0.215427184146497</text:p>
          </table:table-cell>
          <table:table-cell office:value-type="float" office:value="0.342809364548495" calcext:value-type="float">
            <text:p>0.342809364548495</text:p>
          </table:table-cell>
          <table:table-cell office:value-type="float" office:value="0.164994425863991" calcext:value-type="float">
            <text:p>0.164994425863991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23773768914879" calcext:value-type="float">
            <text:p>0.223773768914879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328495819664869" calcext:value-type="float">
            <text:p>0.328495819664869</text:p>
          </table:table-cell>
          <table:table-cell office:value-type="float" office:value="0.457055072095451" calcext:value-type="float">
            <text:p>0.457055072095451</text:p>
          </table:table-cell>
          <table:table-cell office:value-type="float" office:value="0.478880407124682" calcext:value-type="float">
            <text:p>0.478880407124682</text:p>
          </table:table-cell>
          <table:table-cell office:value-type="float" office:value="0.124478371501272" calcext:value-type="float">
            <text:p>0.124478371501272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63327258995242" calcext:value-type="float">
            <text:p>0.163327258995242</text:p>
          </table:table-cell>
          <table:table-cell office:value-type="float" office:value="0.312280701754386" calcext:value-type="float">
            <text:p>0.312280701754386</text:p>
          </table:table-cell>
          <table:table-cell office:value-type="float" office:value="0.21425884216112" calcext:value-type="float">
            <text:p>0.21425884216112</text:p>
          </table:table-cell>
          <table:table-cell office:value-type="float" office:value="0.26384128322057" calcext:value-type="float">
            <text:p>0.26384128322057</text:p>
          </table:table-cell>
          <table:table-cell office:value-type="float" office:value="0.429208472686734" calcext:value-type="float">
            <text:p>0.429208472686734</text:p>
          </table:table-cell>
          <table:table-cell office:value-type="float" office:value="0.145707915273133" calcext:value-type="float">
            <text:p>0.145707915273133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71729173003682" calcext:value-type="float">
            <text:p>0.087172917300368</text:p>
          </table:table-cell>
          <table:table-cell office:value-type="float" office:value="0.40952380952381" calcext:value-type="float">
            <text:p>0.40952380952381</text:p>
          </table:table-cell>
          <table:table-cell office:value-type="float" office:value="0.143441940923057" calcext:value-type="float">
            <text:p>0.143441940923057</text:p>
          </table:table-cell>
          <table:table-cell office:value-type="float" office:value="0.234578582719686" calcext:value-type="float">
            <text:p>0.234578582719686</text:p>
          </table:table-cell>
          <table:table-cell office:value-type="float" office:value="0.213975694444444" calcext:value-type="float">
            <text:p>0.213975694444444</text:p>
          </table:table-cell>
          <table:table-cell office:value-type="float" office:value="0.262008101851852" calcext:value-type="float">
            <text:p>0.262008101851852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4155686286403" calcext:value-type="float">
            <text:p>0.154155686286403</text:p>
          </table:table-cell>
          <table:table-cell office:value-type="float" office:value="0.693502824858757" calcext:value-type="float">
            <text:p>0.693502824858757</text:p>
          </table:table-cell>
          <table:table-cell office:value-type="float" office:value="0.25161720976019" calcext:value-type="float">
            <text:p>0.25161720976019</text:p>
          </table:table-cell>
          <table:table-cell office:value-type="float" office:value="0.406274430615332" calcext:value-type="float">
            <text:p>0.406274430615332</text:p>
          </table:table-cell>
          <table:table-cell office:value-type="float" office:value="0.118171683389075" calcext:value-type="float">
            <text:p>0.118171683389075</text:p>
          </table:table-cell>
          <table:table-cell office:value-type="float" office:value="0.275083612040134" calcext:value-type="float">
            <text:p>0.275083612040134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05748466335899" calcext:value-type="float">
            <text:p>0.105748466335899</text:p>
          </table:table-cell>
          <table:table-cell office:value-type="float" office:value="0.650103519668737" calcext:value-type="float">
            <text:p>0.650103519668737</text:p>
          </table:table-cell>
          <table:table-cell office:value-type="float" office:value="0.181879869814233" calcext:value-type="float">
            <text:p>0.181879869814233</text:p>
          </table:table-cell>
          <table:table-cell office:value-type="float" office:value="0.32022649923522" calcext:value-type="float">
            <text:p>0.32022649923522</text:p>
          </table:table-cell>
          <table:table-cell office:value-type="float" office:value="0.126717557251908" calcext:value-type="float">
            <text:p>0.126717557251908</text:p>
          </table:table-cell>
          <table:table-cell office:value-type="float" office:value="0.287735368956743" calcext:value-type="float">
            <text:p>0.287735368956743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09489555137456" calcext:value-type="float">
            <text:p>0.080948955513746</text:p>
          </table:table-cell>
          <table:table-cell office:value-type="float" office:value="0.32280701754386" calcext:value-type="float">
            <text:p>0.32280701754386</text:p>
          </table:table-cell>
          <table:table-cell office:value-type="float" office:value="0.129281740895132" calcext:value-type="float">
            <text:p>0.129281740895132</text:p>
          </table:table-cell>
          <table:table-cell office:value-type="float" office:value="0.201682454741057" calcext:value-type="float">
            <text:p>0.201682454741057</text:p>
          </table:table-cell>
          <table:table-cell office:value-type="float" office:value="0.177257525083612" calcext:value-type="float">
            <text:p>0.177257525083612</text:p>
          </table:table-cell>
          <table:table-cell office:value-type="float" office:value="0.278372352285396" calcext:value-type="float">
            <text:p>0.278372352285396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audio_mult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9447847961965" calcext:value-type="float">
            <text:p>0.139447847961965</text:p>
          </table:table-cell>
          <table:table-cell office:value-type="float" office:value="0.263945578231292" calcext:value-type="float">
            <text:p>0.263945578231292</text:p>
          </table:table-cell>
          <table:table-cell office:value-type="float" office:value="0.182273783293613" calcext:value-type="float">
            <text:p>0.182273783293613</text:p>
          </table:table-cell>
          <table:table-cell office:value-type="float" office:value="0.223704351504611" calcext:value-type="float">
            <text:p>0.223704351504611</text:p>
          </table:table-cell>
          <table:table-cell office:value-type="float" office:value="0.503472222222222" calcext:value-type="float">
            <text:p>0.503472222222222</text:p>
          </table:table-cell>
          <table:table-cell office:value-type="float" office:value="0.126519097222222" calcext:value-type="float">
            <text:p>0.126519097222222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audio_mult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8484014369688" calcext:value-type="float">
            <text:p>0.198484014369688</text:p>
          </table:table-cell>
          <table:table-cell office:value-type="float" office:value="0.399717514124294" calcext:value-type="float">
            <text:p>0.399717514124294</text:p>
          </table:table-cell>
          <table:table-cell office:value-type="float" office:value="0.265227567764778" calcext:value-type="float">
            <text:p>0.265227567764778</text:p>
          </table:table-cell>
          <table:table-cell office:value-type="float" office:value="0.332298134109629" calcext:value-type="float">
            <text:p>0.332298134109629</text:p>
          </table:table-cell>
          <table:table-cell office:value-type="float" office:value="0.415273132664437" calcext:value-type="float">
            <text:p>0.415273132664437</text:p>
          </table:table-cell>
          <table:table-cell office:value-type="float" office:value="0.145577852099591" calcext:value-type="float">
            <text:p>0.145577852099591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audio_mult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48026661533201" calcext:value-type="float">
            <text:p>0.08480266615332</text:p>
          </table:table-cell>
          <table:table-cell office:value-type="float" office:value="0.25879917184265" calcext:value-type="float">
            <text:p>0.25879917184265</text:p>
          </table:table-cell>
          <table:table-cell office:value-type="float" office:value="0.127440567594383" calcext:value-type="float">
            <text:p>0.127440567594383</text:p>
          </table:table-cell>
          <table:table-cell office:value-type="float" office:value="0.182906747513167" calcext:value-type="float">
            <text:p>0.182906747513167</text:p>
          </table:table-cell>
          <table:table-cell office:value-type="float" office:value="0.347073791348601" calcext:value-type="float">
            <text:p>0.347073791348601</text:p>
          </table:table-cell>
          <table:table-cell office:value-type="float" office:value="0.176590330788804" calcext:value-type="float">
            <text:p>0.176590330788804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audio_mult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702133980821629" calcext:value-type="float">
            <text:p>0.070213398082163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0967721633481629" calcext:value-type="float">
            <text:p>0.096772163348163</text:p>
          </table:table-cell>
          <table:table-cell office:value-type="float" office:value="0.125769441286683" calcext:value-type="float">
            <text:p>0.125769441286683</text:p>
          </table:table-cell>
          <table:table-cell office:value-type="float" office:value="0.364548494983278" calcext:value-type="float">
            <text:p>0.364548494983278</text:p>
          </table:table-cell>
          <table:table-cell office:value-type="float" office:value="0.183389074693423" calcext:value-type="float">
            <text:p>0.183389074693423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correlation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8639601876354" calcext:value-type="float">
            <text:p>0.168639601876354</text:p>
          </table:table-cell>
          <table:table-cell office:value-type="float" office:value="0.272108843537415" calcext:value-type="float">
            <text:p>0.272108843537415</text:p>
          </table:table-cell>
          <table:table-cell office:value-type="float" office:value="0.208092927929481" calcext:value-type="float">
            <text:p>0.208092927929481</text:p>
          </table:table-cell>
          <table:table-cell office:value-type="float" office:value="0.24222838228426" calcext:value-type="float">
            <text:p>0.24222838228426</text:p>
          </table:table-cell>
          <table:table-cell office:value-type="float" office:value="0.526909722222222" calcext:value-type="float">
            <text:p>0.526909722222222</text:p>
          </table:table-cell>
          <table:table-cell office:value-type="float" office:value="0.110460069444444" calcext:value-type="float">
            <text:p>0.110460069444444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correlation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8903134914064" calcext:value-type="float">
            <text:p>0.228903134914064</text:p>
          </table:table-cell>
          <table:table-cell office:value-type="float" office:value="0.3545197740113" calcext:value-type="float">
            <text:p>0.3545197740113</text:p>
          </table:table-cell>
          <table:table-cell office:value-type="float" office:value="0.278097989761036" calcext:value-type="float">
            <text:p>0.278097989761036</text:p>
          </table:table-cell>
          <table:table-cell office:value-type="float" office:value="0.319369858373529" calcext:value-type="float">
            <text:p>0.319369858373529</text:p>
          </table:table-cell>
          <table:table-cell office:value-type="float" office:value="0.435340022296544" calcext:value-type="float">
            <text:p>0.435340022296544</text:p>
          </table:table-cell>
          <table:table-cell office:value-type="float" office:value="0.121516164994426" calcext:value-type="float">
            <text:p>0.121516164994426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correlation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72294524251394" calcext:value-type="float">
            <text:p>0.172294524251394</text:p>
          </table:table-cell>
          <table:table-cell office:value-type="float" office:value="0.44927536231884" calcext:value-type="float">
            <text:p>0.44927536231884</text:p>
          </table:table-cell>
          <table:table-cell office:value-type="float" office:value="0.249061521659814" calcext:value-type="float">
            <text:p>0.249061521659814</text:p>
          </table:table-cell>
          <table:table-cell office:value-type="float" office:value="0.339952307925589" calcext:value-type="float">
            <text:p>0.339952307925589</text:p>
          </table:table-cell>
          <table:table-cell office:value-type="float" office:value="0.427989821882952" calcext:value-type="float">
            <text:p>0.427989821882952</text:p>
          </table:table-cell>
          <table:table-cell office:value-type="float" office:value="0.13323155216285" calcext:value-type="float">
            <text:p>0.13323155216285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correlation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908242322654979" calcext:value-type="float">
            <text:p>0.090824232265498</text:p>
          </table:table-cell>
          <table:table-cell office:value-type="float" office:value="0.173684210526316" calcext:value-type="float">
            <text:p>0.173684210526316</text:p>
          </table:table-cell>
          <table:table-cell office:value-type="float" office:value="0.119042363144927" calcext:value-type="float">
            <text:p>0.119042363144927</text:p>
          </table:table-cell>
          <table:table-cell office:value-type="float" office:value="0.146606646013468" calcext:value-type="float">
            <text:p>0.146606646013468</text:p>
          </table:table-cell>
          <table:table-cell office:value-type="float" office:value="0.411371237458194" calcext:value-type="float">
            <text:p>0.411371237458194</text:p>
          </table:table-cell>
          <table:table-cell office:value-type="float" office:value="0.161984392419175" calcext:value-type="float">
            <text:p>0.161984392419175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hand_select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7944285649471" calcext:value-type="float">
            <text:p>0.207944285649471</text:p>
          </table:table-cell>
          <table:table-cell office:value-type="float" office:value="0.397278911564626" calcext:value-type="float">
            <text:p>0.397278911564626</text:p>
          </table:table-cell>
          <table:table-cell office:value-type="float" office:value="0.272991309003768" calcext:value-type="float">
            <text:p>0.272991309003768</text:p>
          </table:table-cell>
          <table:table-cell office:value-type="float" office:value="0.336072466044432" calcext:value-type="float">
            <text:p>0.336072466044432</text:p>
          </table:table-cell>
          <table:table-cell office:value-type="float" office:value="0.526475694444444" calcext:value-type="float">
            <text:p>0.526475694444444</text:p>
          </table:table-cell>
          <table:table-cell office:value-type="float" office:value="0.112485532407407" calcext:value-type="float">
            <text:p>0.112485532407407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hand_selecte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3666787466351" calcext:value-type="float">
            <text:p>0.143666787466351</text:p>
          </table:table-cell>
          <table:table-cell office:value-type="float" office:value="0.343220338983051" calcext:value-type="float">
            <text:p>0.343220338983051</text:p>
          </table:table-cell>
          <table:table-cell office:value-type="float" office:value="0.202510225832503" calcext:value-type="float">
            <text:p>0.202510225832503</text:p>
          </table:table-cell>
          <table:table-cell office:value-type="float" office:value="0.268543910385911" calcext:value-type="float">
            <text:p>0.268543910385911</text:p>
          </table:table-cell>
          <table:table-cell office:value-type="float" office:value="0.309364548494983" calcext:value-type="float">
            <text:p>0.309364548494983</text:p>
          </table:table-cell>
          <table:table-cell office:value-type="float" office:value="0.177350427350427" calcext:value-type="float">
            <text:p>0.177350427350427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hand_select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95606755557662" calcext:value-type="float">
            <text:p>0.195606755557662</text:p>
          </table:table-cell>
          <table:table-cell office:value-type="float" office:value="0.463768115942029" calcext:value-type="float">
            <text:p>0.463768115942029</text:p>
          </table:table-cell>
          <table:table-cell office:value-type="float" office:value="0.274516675891489" calcext:value-type="float">
            <text:p>0.274516675891489</text:p>
          </table:table-cell>
          <table:table-cell office:value-type="float" office:value="0.363042492916108" calcext:value-type="float">
            <text:p>0.363042492916108</text:p>
          </table:table-cell>
          <table:table-cell office:value-type="float" office:value="0.47735368956743" calcext:value-type="float">
            <text:p>0.47735368956743</text:p>
          </table:table-cell>
          <table:table-cell office:value-type="float" office:value="0.121017811704835" calcext:value-type="float">
            <text:p>0.121017811704835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hand_selecte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30102009738126" calcext:value-type="float">
            <text:p>0.130102009738126</text:p>
          </table:table-cell>
          <table:table-cell office:value-type="float" office:value="0.212280701754386" calcext:value-type="float">
            <text:p>0.212280701754386</text:p>
          </table:table-cell>
          <table:table-cell office:value-type="float" office:value="0.161128745989487" calcext:value-type="float">
            <text:p>0.161128745989487</text:p>
          </table:table-cell>
          <table:table-cell office:value-type="float" office:value="0.188272113436373" calcext:value-type="float">
            <text:p>0.188272113436373</text:p>
          </table:table-cell>
          <table:table-cell office:value-type="float" office:value="0.450947603121516" calcext:value-type="float">
            <text:p>0.450947603121516</text:p>
          </table:table-cell>
          <table:table-cell office:value-type="float" office:value="0.139241917502787" calcext:value-type="float">
            <text:p>0.139241917502787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42788600851481" calcext:value-type="float">
            <text:p>0.242788600851481</text:p>
          </table:table-cell>
          <table:table-cell office:value-type="float" office:value="0.219047619047619" calcext:value-type="float">
            <text:p>0.219047619047619</text:p>
          </table:table-cell>
          <table:table-cell office:value-type="float" office:value="0.230212448675482" calcext:value-type="float">
            <text:p>0.230212448675482</text:p>
          </table:table-cell>
          <table:table-cell office:value-type="float" office:value="0.223361229307182" calcext:value-type="float">
            <text:p>0.223361229307182</text:p>
          </table:table-cell>
          <table:table-cell office:value-type="float" office:value="0.64453125" calcext:value-type="float">
            <text:p>0.64453125</text:p>
          </table:table-cell>
          <table:table-cell office:value-type="float" office:value="0.0778356481481482" calcext:value-type="float">
            <text:p>0.077835648148148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61786050457734" calcext:value-type="float">
            <text:p>0.361786050457734</text:p>
          </table:table-cell>
          <table:table-cell office:value-type="float" office:value="0.36864406779661" calcext:value-type="float">
            <text:p>0.36864406779661</text:p>
          </table:table-cell>
          <table:table-cell office:value-type="float" office:value="0.364272210361361" calcext:value-type="float">
            <text:p>0.364272210361361</text:p>
          </table:table-cell>
          <table:table-cell office:value-type="float" office:value="0.366674108130503" calcext:value-type="float">
            <text:p>0.366674108130503</text:p>
          </table:table-cell>
          <table:table-cell office:value-type="float" office:value="0.580267558528428" calcext:value-type="float">
            <text:p>0.580267558528428</text:p>
          </table:table-cell>
          <table:table-cell office:value-type="float" office:value="0.0840765514678558" calcext:value-type="float">
            <text:p>0.084076551467856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262712068253515" calcext:value-type="float">
            <text:p>0.262712068253515</text:p>
          </table:table-cell>
          <table:table-cell office:value-type="float" office:value="0.546583850931677" calcext:value-type="float">
            <text:p>0.546583850931677</text:p>
          </table:table-cell>
          <table:table-cell office:value-type="float" office:value="0.354843765545018" calcext:value-type="float">
            <text:p>0.354843765545018</text:p>
          </table:table-cell>
          <table:table-cell office:value-type="float" office:value="0.449429517655693" calcext:value-type="float">
            <text:p>0.449429517655693</text:p>
          </table:table-cell>
          <table:table-cell office:value-type="float" office:value="0.5735368956743" calcext:value-type="float">
            <text:p>0.5735368956743</text:p>
          </table:table-cell>
          <table:table-cell office:value-type="float" office:value="0.0977099236641221" calcext:value-type="float">
            <text:p>0.097709923664122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83439781132643" calcext:value-type="float">
            <text:p>0.183439781132643</text:p>
          </table:table-cell>
          <table:table-cell office:value-type="float" office:value="0.201754385964912" calcext:value-type="float">
            <text:p>0.201754385964912</text:p>
          </table:table-cell>
          <table:table-cell office:value-type="float" office:value="0.192082660882202" calcext:value-type="float">
            <text:p>0.192082660882202</text:p>
          </table:table-cell>
          <table:table-cell office:value-type="float" office:value="0.197749573393963" calcext:value-type="float">
            <text:p>0.197749573393963</text:p>
          </table:table-cell>
          <table:table-cell office:value-type="float" office:value="0.58974358974359" calcext:value-type="float">
            <text:p>0.58974358974359</text:p>
          </table:table-cell>
          <table:table-cell office:value-type="float" office:value="0.107692307692308" calcext:value-type="float">
            <text:p>0.107692307692308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41300875830105" calcext:value-type="float">
            <text:p>0.141300875830105</text:p>
          </table:table-cell>
          <table:table-cell office:value-type="float" office:value="0.160544217687075" calcext:value-type="float">
            <text:p>0.160544217687075</text:p>
          </table:table-cell>
          <table:table-cell office:value-type="float" office:value="0.150119700818586" calcext:value-type="float">
            <text:p>0.150119700818586</text:p>
          </table:table-cell>
          <table:table-cell office:value-type="float" office:value="0.156152771289238" calcext:value-type="float">
            <text:p>0.156152771289238</text:p>
          </table:table-cell>
          <table:table-cell office:value-type="float" office:value="0.580729166666667" calcext:value-type="float">
            <text:p>0.580729166666667</text:p>
          </table:table-cell>
          <table:table-cell office:value-type="float" office:value="0.0968605324074074" calcext:value-type="float">
            <text:p>0.096860532407407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45763685081557" calcext:value-type="float">
            <text:p>0.245763685081557</text:p>
          </table:table-cell>
          <table:table-cell office:value-type="float" office:value="0.266949152542373" calcext:value-type="float">
            <text:p>0.266949152542373</text:p>
          </table:table-cell>
          <table:table-cell office:value-type="float" office:value="0.255898940078439" calcext:value-type="float">
            <text:p>0.255898940078439</text:p>
          </table:table-cell>
          <table:table-cell office:value-type="float" office:value="0.262411154363006" calcext:value-type="float">
            <text:p>0.262411154363006</text:p>
          </table:table-cell>
          <table:table-cell office:value-type="float" office:value="0.526198439241917" calcext:value-type="float">
            <text:p>0.526198439241917</text:p>
          </table:table-cell>
          <table:table-cell office:value-type="float" office:value="0.102099591230026" calcext:value-type="float">
            <text:p>0.102099591230026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19620184953189" calcext:value-type="float">
            <text:p>0.119620184953189</text:p>
          </table:table-cell>
          <table:table-cell office:value-type="float" office:value="0.225672877846791" calcext:value-type="float">
            <text:p>0.225672877846791</text:p>
          </table:table-cell>
          <table:table-cell office:value-type="float" office:value="0.15630507560252" calcext:value-type="float">
            <text:p>0.15630507560252</text:p>
          </table:table-cell>
          <table:table-cell office:value-type="float" office:value="0.191620036398749" calcext:value-type="float">
            <text:p>0.191620036398749</text:p>
          </table:table-cell>
          <table:table-cell office:value-type="float" office:value="0.52264631043257" calcext:value-type="float">
            <text:p>0.52264631043257</text:p>
          </table:table-cell>
          <table:table-cell office:value-type="float" office:value="0.119491094147583" calcext:value-type="float">
            <text:p>0.119491094147583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64483926904095" calcext:value-type="float">
            <text:p>0.064483926904095</text:p>
          </table:table-cell>
          <table:table-cell office:value-type="float" office:value="0.0964912280701754" calcext:value-type="float">
            <text:p>0.096491228070175</text:p>
          </table:table-cell>
          <table:table-cell office:value-type="float" office:value="0.0771616457833467" calcext:value-type="float">
            <text:p>0.077161645783347</text:p>
          </table:table-cell>
          <table:table-cell office:value-type="float" office:value="0.0876452575070139" calcext:value-type="float">
            <text:p>0.087645257507014</text:p>
          </table:table-cell>
          <table:table-cell office:value-type="float" office:value="0.450947603121516" calcext:value-type="float">
            <text:p>0.450947603121516</text:p>
          </table:table-cell>
          <table:table-cell office:value-type="float" office:value="0.146042363433668" calcext:value-type="float">
            <text:p>0.146042363433668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30109288015692" calcext:value-type="float">
            <text:p>0.230109288015692</text:p>
          </table:table-cell>
          <table:table-cell office:value-type="float" office:value="0.323809523809524" calcext:value-type="float">
            <text:p>0.323809523809524</text:p>
          </table:table-cell>
          <table:table-cell office:value-type="float" office:value="0.269026934563658" calcext:value-type="float">
            <text:p>0.269026934563658</text:p>
          </table:table-cell>
          <table:table-cell office:value-type="float" office:value="0.299417973336156" calcext:value-type="float">
            <text:p>0.299417973336156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0935329861111111" calcext:value-type="float">
            <text:p>0.09353298611111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16186942845892" calcext:value-type="float">
            <text:p>0.116186942845892</text:p>
          </table:table-cell>
          <table:table-cell office:value-type="float" office:value="0.153954802259887" calcext:value-type="float">
            <text:p>0.153954802259887</text:p>
          </table:table-cell>
          <table:table-cell office:value-type="float" office:value="0.132348354066342" calcext:value-type="float">
            <text:p>0.132348354066342</text:p>
          </table:table-cell>
          <table:table-cell office:value-type="float" office:value="0.144488896039453" calcext:value-type="float">
            <text:p>0.144488896039453</text:p>
          </table:table-cell>
          <table:table-cell office:value-type="float" office:value="0.408584169453735" calcext:value-type="float">
            <text:p>0.408584169453735</text:p>
          </table:table-cell>
          <table:table-cell office:value-type="float" office:value="0.132571534745448" calcext:value-type="float">
            <text:p>0.132571534745448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240854969464358" calcext:value-type="float">
            <text:p>0.240854969464358</text:p>
          </table:table-cell>
          <table:table-cell office:value-type="float" office:value="0.679089026915114" calcext:value-type="float">
            <text:p>0.679089026915114</text:p>
          </table:table-cell>
          <table:table-cell office:value-type="float" office:value="0.355577765256872" calcext:value-type="float">
            <text:p>0.355577765256872</text:p>
          </table:table-cell>
          <table:table-cell office:value-type="float" office:value="0.497879259508855" calcext:value-type="float">
            <text:p>0.497879259508855</text:p>
          </table:table-cell>
          <table:table-cell office:value-type="float" office:value="0.489567430025445" calcext:value-type="float">
            <text:p>0.489567430025445</text:p>
          </table:table-cell>
          <table:table-cell office:value-type="float" office:value="0.121017811704835" calcext:value-type="float">
            <text:p>0.121017811704835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77252966087233" calcext:value-type="float">
            <text:p>0.177252966087233</text:p>
          </table:table-cell>
          <table:table-cell office:value-type="float" office:value="0.342105263157895" calcext:value-type="float">
            <text:p>0.342105263157895</text:p>
          </table:table-cell>
          <table:table-cell office:value-type="float" office:value="0.233419473561184" calcext:value-type="float">
            <text:p>0.233419473561184</text:p>
          </table:table-cell>
          <table:table-cell office:value-type="float" office:value="0.288336350778084" calcext:value-type="float">
            <text:p>0.288336350778084</text:p>
          </table:table-cell>
          <table:table-cell office:value-type="float" office:value="0.429765886287625" calcext:value-type="float">
            <text:p>0.429765886287625</text:p>
          </table:table-cell>
          <table:table-cell office:value-type="float" office:value="0.142251950947603" calcext:value-type="float">
            <text:p>0.142251950947603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48417014293612" calcext:value-type="float">
            <text:p>0.084841701429361</text:p>
          </table:table-cell>
          <table:table-cell office:value-type="float" office:value="0.383673469387755" calcext:value-type="float">
            <text:p>0.383673469387755</text:p>
          </table:table-cell>
          <table:table-cell office:value-type="float" office:value="0.138953348421235" calcext:value-type="float">
            <text:p>0.138953348421235</text:p>
          </table:table-cell>
          <table:table-cell office:value-type="float" office:value="0.2250942564913" calcext:value-type="float">
            <text:p>0.2250942564913</text:p>
          </table:table-cell>
          <table:table-cell office:value-type="float" office:value="0.317274305555556" calcext:value-type="float">
            <text:p>0.317274305555556</text:p>
          </table:table-cell>
          <table:table-cell office:value-type="float" office:value="0.252821180555556" calcext:value-type="float">
            <text:p>0.252821180555556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61194339745064" calcext:value-type="float">
            <text:p>0.161194339745064</text:p>
          </table:table-cell>
          <table:table-cell office:value-type="float" office:value="0.43361581920904" calcext:value-type="float">
            <text:p>0.43361581920904</text:p>
          </table:table-cell>
          <table:table-cell office:value-type="float" office:value="0.23490380621734" calcext:value-type="float">
            <text:p>0.23490380621734</text:p>
          </table:table-cell>
          <table:table-cell office:value-type="float" office:value="0.323879862872946" calcext:value-type="float">
            <text:p>0.323879862872946</text:p>
          </table:table-cell>
          <table:table-cell office:value-type="float" office:value="0.268673355629877" calcext:value-type="float">
            <text:p>0.268673355629877</text:p>
          </table:table-cell>
          <table:table-cell office:value-type="float" office:value="0.185525826830175" calcext:value-type="float">
            <text:p>0.185525826830175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07114448373651" calcext:value-type="float">
            <text:p>0.107114448373651</text:p>
          </table:table-cell>
          <table:table-cell office:value-type="float" office:value="0.639751552795031" calcext:value-type="float">
            <text:p>0.639751552795031</text:p>
          </table:table-cell>
          <table:table-cell office:value-type="float" office:value="0.183502509030322" calcext:value-type="float">
            <text:p>0.183502509030322</text:p>
          </table:table-cell>
          <table:table-cell office:value-type="float" office:value="0.320747910683917" calcext:value-type="float">
            <text:p>0.320747910683917</text:p>
          </table:table-cell>
          <table:table-cell office:value-type="float" office:value="0.140458015267176" calcext:value-type="float">
            <text:p>0.140458015267176</text:p>
          </table:table-cell>
          <table:table-cell office:value-type="float" office:value="0.279898218829517" calcext:value-type="float">
            <text:p>0.279898218829517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22639287486177" calcext:value-type="float">
            <text:p>0.082263928748618</text:p>
          </table:table-cell>
          <table:table-cell office:value-type="float" office:value="0.32280701754386" calcext:value-type="float">
            <text:p>0.32280701754386</text:p>
          </table:table-cell>
          <table:table-cell office:value-type="float" office:value="0.1311131982162" calcext:value-type="float">
            <text:p>0.1311131982162</text:p>
          </table:table-cell>
          <table:table-cell office:value-type="float" office:value="0.20368483847692" calcext:value-type="float">
            <text:p>0.20368483847692</text:p>
          </table:table-cell>
          <table:table-cell office:value-type="float" office:value="0.244147157190635" calcext:value-type="float">
            <text:p>0.244147157190635</text:p>
          </table:table-cell>
          <table:table-cell office:value-type="float" office:value="0.27190635451505" calcext:value-type="float">
            <text:p>0.27190635451505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audio_mult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81771815954632" calcext:value-type="float">
            <text:p>0.181771815954632</text:p>
          </table:table-cell>
          <table:table-cell office:value-type="float" office:value="0.20952380952381" calcext:value-type="float">
            <text:p>0.20952380952381</text:p>
          </table:table-cell>
          <table:table-cell office:value-type="float" office:value="0.194533143243491" calcext:value-type="float">
            <text:p>0.194533143243491</text:p>
          </table:table-cell>
          <table:table-cell office:value-type="float" office:value="0.203221201281255" calcext:value-type="float">
            <text:p>0.203221201281255</text:p>
          </table:table-cell>
          <table:table-cell office:value-type="float" office:value="0.605902777777778" calcext:value-type="float">
            <text:p>0.605902777777778</text:p>
          </table:table-cell>
          <table:table-cell office:value-type="float" office:value="0.0923032407407408" calcext:value-type="float">
            <text:p>0.09230324074074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audio_mult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69468019995446" calcext:value-type="float">
            <text:p>0.269468019995446</text:p>
          </table:table-cell>
          <table:table-cell office:value-type="float" office:value="0.346045197740113" calcext:value-type="float">
            <text:p>0.346045197740113</text:p>
          </table:table-cell>
          <table:table-cell office:value-type="float" office:value="0.302924767120782" calcext:value-type="float">
            <text:p>0.302924767120782</text:p>
          </table:table-cell>
          <table:table-cell office:value-type="float" office:value="0.327379645824058" calcext:value-type="float">
            <text:p>0.327379645824058</text:p>
          </table:table-cell>
          <table:table-cell office:value-type="float" office:value="0.498327759197325" calcext:value-type="float">
            <text:p>0.498327759197325</text:p>
          </table:table-cell>
          <table:table-cell office:value-type="float" office:value="0.104700854700855" calcext:value-type="float">
            <text:p>0.104700854700855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audio_mult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50876766524778" calcext:value-type="float">
            <text:p>0.150876766524778</text:p>
          </table:table-cell>
          <table:table-cell office:value-type="float" office:value="0.325051759834369" calcext:value-type="float">
            <text:p>0.325051759834369</text:p>
          </table:table-cell>
          <table:table-cell office:value-type="float" office:value="0.206035497113998" calcext:value-type="float">
            <text:p>0.206035497113998</text:p>
          </table:table-cell>
          <table:table-cell office:value-type="float" office:value="0.264002824998251" calcext:value-type="float">
            <text:p>0.264002824998251</text:p>
          </table:table-cell>
          <table:table-cell office:value-type="float" office:value="0.487022900763359" calcext:value-type="float">
            <text:p>0.487022900763359</text:p>
          </table:table-cell>
          <table:table-cell office:value-type="float" office:value="0.123053435114504" calcext:value-type="float">
            <text:p>0.123053435114504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audio_mult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57512343105394" calcext:value-type="float">
            <text:p>0.057512343105394</text:p>
          </table:table-cell>
          <table:table-cell office:value-type="float" office:value="0.0894736842105263" calcext:value-type="float">
            <text:p>0.089473684210526</text:p>
          </table:table-cell>
          <table:table-cell office:value-type="float" office:value="0.069994422755159" calcext:value-type="float">
            <text:p>0.069994422755159</text:p>
          </table:table-cell>
          <table:table-cell office:value-type="float" office:value="0.0805009910670582" calcext:value-type="float">
            <text:p>0.080500991067058</text:p>
          </table:table-cell>
          <table:table-cell office:value-type="float" office:value="0.456521739130435" calcext:value-type="float">
            <text:p>0.456521739130435</text:p>
          </table:table-cell>
          <table:table-cell office:value-type="float" office:value="0.150501672240803" calcext:value-type="float">
            <text:p>0.150501672240803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correlation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01877725223234" calcext:value-type="float">
            <text:p>0.201877725223234</text:p>
          </table:table-cell>
          <table:table-cell office:value-type="float" office:value="0.193197278911565" calcext:value-type="float">
            <text:p>0.193197278911565</text:p>
          </table:table-cell>
          <table:table-cell office:value-type="float" office:value="0.197269109507599" calcext:value-type="float">
            <text:p>0.197269109507599</text:p>
          </table:table-cell>
          <table:table-cell office:value-type="float" office:value="0.194765501238397" calcext:value-type="float">
            <text:p>0.194765501238397</text:p>
          </table:table-cell>
          <table:table-cell office:value-type="float" office:value="0.630642361111111" calcext:value-type="float">
            <text:p>0.630642361111111</text:p>
          </table:table-cell>
          <table:table-cell office:value-type="float" office:value="0.0834780092592593" calcext:value-type="float">
            <text:p>0.083478009259259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correlation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84551468761995" calcext:value-type="float">
            <text:p>0.284551468761995</text:p>
          </table:table-cell>
          <table:table-cell office:value-type="float" office:value="0.25" calcext:value-type="float">
            <text:p>0.25</text:p>
          </table:table-cell>
          <table:table-cell office:value-type="float" office:value="0.265683252608009" calcext:value-type="float">
            <text:p>0.265683252608009</text:p>
          </table:table-cell>
          <table:table-cell office:value-type="float" office:value="0.255952320234124" calcext:value-type="float">
            <text:p>0.255952320234124</text:p>
          </table:table-cell>
          <table:table-cell office:value-type="float" office:value="0.532329988851728" calcext:value-type="float">
            <text:p>0.532329988851728</text:p>
          </table:table-cell>
          <table:table-cell office:value-type="float" office:value="0.0907655146785582" calcext:value-type="float">
            <text:p>0.090765514678558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correlation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86464961649109" calcext:value-type="float">
            <text:p>0.186464961649109</text:p>
          </table:table-cell>
          <table:table-cell office:value-type="float" office:value="0.463768115942029" calcext:value-type="float">
            <text:p>0.463768115942029</text:p>
          </table:table-cell>
          <table:table-cell office:value-type="float" office:value="0.265978815775777" calcext:value-type="float">
            <text:p>0.265978815775777</text:p>
          </table:table-cell>
          <table:table-cell office:value-type="float" office:value="0.357439426128382" calcext:value-type="float">
            <text:p>0.357439426128382</text:p>
          </table:table-cell>
          <table:table-cell office:value-type="float" office:value="0.454452926208651" calcext:value-type="float">
            <text:p>0.454452926208651</text:p>
          </table:table-cell>
          <table:table-cell office:value-type="float" office:value="0.125801526717557" calcext:value-type="float">
            <text:p>0.125801526717557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correlation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73860199752176" calcext:value-type="float">
            <text:p>0.087386019975218</text:p>
          </table:table-cell>
          <table:table-cell office:value-type="float" office:value="0.119298245614035" calcext:value-type="float">
            <text:p>0.119298245614035</text:p>
          </table:table-cell>
          <table:table-cell office:value-type="float" office:value="0.100833041562407" calcext:value-type="float">
            <text:p>0.100833041562407</text:p>
          </table:table-cell>
          <table:table-cell office:value-type="float" office:value="0.111139683226582" calcext:value-type="float">
            <text:p>0.111139683226582</text:p>
          </table:table-cell>
          <table:table-cell office:value-type="float" office:value="0.485507246376812" calcext:value-type="float">
            <text:p>0.485507246376812</text:p>
          </table:table-cell>
          <table:table-cell office:value-type="float" office:value="0.134559643255295" calcext:value-type="float">
            <text:p>0.134559643255295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hand_select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4349611575639" calcext:value-type="float">
            <text:p>0.24349611575639</text:p>
          </table:table-cell>
          <table:table-cell office:value-type="float" office:value="0.291156462585034" calcext:value-type="float">
            <text:p>0.291156462585034</text:p>
          </table:table-cell>
          <table:table-cell office:value-type="float" office:value="0.265102016763144" calcext:value-type="float">
            <text:p>0.265102016763144</text:p>
          </table:table-cell>
          <table:table-cell office:value-type="float" office:value="0.28011239588352" calcext:value-type="float">
            <text:p>0.28011239588352</text:p>
          </table:table-cell>
          <table:table-cell office:value-type="float" office:value="0.600694444444444" calcext:value-type="float">
            <text:p>0.600694444444444</text:p>
          </table:table-cell>
          <table:table-cell office:value-type="float" office:value="0.085865162037037" calcext:value-type="float">
            <text:p>0.085865162037037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hand_selecte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87874230729195" calcext:value-type="float">
            <text:p>0.187874230729195</text:p>
          </table:table-cell>
          <table:table-cell office:value-type="float" office:value="0.201977401129943" calcext:value-type="float">
            <text:p>0.201977401129943</text:p>
          </table:table-cell>
          <table:table-cell office:value-type="float" office:value="0.194498403924608" calcext:value-type="float">
            <text:p>0.194498403924608</text:p>
          </table:table-cell>
          <table:table-cell office:value-type="float" office:value="0.19887158915823" calcext:value-type="float">
            <text:p>0.19887158915823</text:p>
          </table:table-cell>
          <table:table-cell office:value-type="float" office:value="0.476588628762542" calcext:value-type="float">
            <text:p>0.476588628762542</text:p>
          </table:table-cell>
          <table:table-cell office:value-type="float" office:value="0.109717577108881" calcext:value-type="float">
            <text:p>0.10971757710888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hand_select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241383194243693" calcext:value-type="float">
            <text:p>0.241383194243693</text:p>
          </table:table-cell>
          <table:table-cell office:value-type="float" office:value="0.542443064182195" calcext:value-type="float">
            <text:p>0.542443064182195</text:p>
          </table:table-cell>
          <table:table-cell office:value-type="float" office:value="0.334071595796873" calcext:value-type="float">
            <text:p>0.334071595796873</text:p>
          </table:table-cell>
          <table:table-cell office:value-type="float" office:value="0.434112709713884" calcext:value-type="float">
            <text:p>0.434112709713884</text:p>
          </table:table-cell>
          <table:table-cell office:value-type="float" office:value="0.52264631043257" calcext:value-type="float">
            <text:p>0.52264631043257</text:p>
          </table:table-cell>
          <table:table-cell office:value-type="float" office:value="0.106361323155216" calcext:value-type="float">
            <text:p>0.106361323155216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hand_selecte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03744037048892" calcext:value-type="float">
            <text:p>0.103744037048892</text:p>
          </table:table-cell>
          <table:table-cell office:value-type="float" office:value="0.142105263157895" calcext:value-type="float">
            <text:p>0.142105263157895</text:p>
          </table:table-cell>
          <table:table-cell office:value-type="float" office:value="0.11978882186549" calcext:value-type="float">
            <text:p>0.11978882186549</text:p>
          </table:table-cell>
          <table:table-cell office:value-type="float" office:value="0.132198772125721" calcext:value-type="float">
            <text:p>0.132198772125721</text:p>
          </table:table-cell>
          <table:table-cell office:value-type="float" office:value="0.472129319955407" calcext:value-type="float">
            <text:p>0.472129319955407</text:p>
          </table:table-cell>
          <table:table-cell office:value-type="float" office:value="0.132552954292085" calcext:value-type="float">
            <text:p>0.132552954292085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36269881509023" calcext:value-type="float">
            <text:p>0.236269881509023</text:p>
          </table:table-cell>
          <table:table-cell office:value-type="float" office:value="0.12108843537415" calcext:value-type="float">
            <text:p>0.12108843537415</text:p>
          </table:table-cell>
          <table:table-cell office:value-type="float" office:value="0.159164223884383" calcext:value-type="float">
            <text:p>0.159164223884383</text:p>
          </table:table-cell>
          <table:table-cell office:value-type="float" office:value="0.133813975364623" calcext:value-type="float">
            <text:p>0.133813975364623</text:p>
          </table:table-cell>
          <table:table-cell office:value-type="float" office:value="0.67578125" calcext:value-type="float">
            <text:p>0.67578125</text:p>
          </table:table-cell>
          <table:table-cell office:value-type="float" office:value="0.0669849537037037" calcext:value-type="float">
            <text:p>0.066984953703704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96214986726477" calcext:value-type="float">
            <text:p>0.296214986726477</text:p>
          </table:table-cell>
          <table:table-cell office:value-type="float" office:value="0.104519774011299" calcext:value-type="float">
            <text:p>0.104519774011299</text:p>
          </table:table-cell>
          <table:table-cell office:value-type="float" office:value="0.154070568503895" calcext:value-type="float">
            <text:p>0.154070568503895</text:p>
          </table:table-cell>
          <table:table-cell office:value-type="float" office:value="0.119924459886761" calcext:value-type="float">
            <text:p>0.119924459886761</text:p>
          </table:table-cell>
          <table:table-cell office:value-type="float" office:value="0.624860646599777" calcext:value-type="float">
            <text:p>0.624860646599777</text:p>
          </table:table-cell>
          <table:table-cell office:value-type="float" office:value="0.0746934225195095" calcext:value-type="float">
            <text:p>0.07469342251951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86651815750176" calcext:value-type="float">
            <text:p>0.186651815750176</text:p>
          </table:table-cell>
          <table:table-cell office:value-type="float" office:value="0.0807453416149068" calcext:value-type="float">
            <text:p>0.080745341614907</text:p>
          </table:table-cell>
          <table:table-cell office:value-type="float" office:value="0.11256739343672" calcext:value-type="float">
            <text:p>0.11256739343672</text:p>
          </table:table-cell>
          <table:table-cell office:value-type="float" office:value="0.0910286058962484" calcext:value-type="float">
            <text:p>0.091028605896248</text:p>
          </table:table-cell>
          <table:table-cell office:value-type="float" office:value="0.726208651399491" calcext:value-type="float">
            <text:p>0.726208651399491</text:p>
          </table:table-cell>
          <table:table-cell office:value-type="float" office:value="0.0622900763358779" calcext:value-type="float">
            <text:p>0.062290076335878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566859066859067" calcext:value-type="float">
            <text:p>0.056685906685907</text:p>
          </table:table-cell>
          <table:table-cell office:value-type="float" office:value="0.0140350877192982" calcext:value-type="float">
            <text:p>0.014035087719298</text:p>
          </table:table-cell>
          <table:table-cell office:value-type="float" office:value="0.0224655776290442" calcext:value-type="float">
            <text:p>0.022465577629044</text:p>
          </table:table-cell>
          <table:table-cell office:value-type="float" office:value="0.0165124778009841" calcext:value-type="float">
            <text:p>0.016512477800984</text:p>
          </table:table-cell>
          <table:table-cell office:value-type="float" office:value="0.709030100334448" calcext:value-type="float">
            <text:p>0.709030100334448</text:p>
          </table:table-cell>
          <table:table-cell office:value-type="float" office:value="0.0779264214046823" calcext:value-type="float">
            <text:p>0.077926421404682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01457061457062" calcext:value-type="float">
            <text:p>0.050145706145706</text:p>
          </table:table-cell>
          <table:table-cell office:value-type="float" office:value="0.0231292517006803" calcext:value-type="float">
            <text:p>0.02312925170068</text:p>
          </table:table-cell>
          <table:table-cell office:value-type="float" office:value="0.031503403673215" calcext:value-type="float">
            <text:p>0.031503403673215</text:p>
          </table:table-cell>
          <table:table-cell office:value-type="float" office:value="0.0258695277310318" calcext:value-type="float">
            <text:p>0.025869527731032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0754484953703704" calcext:value-type="float">
            <text:p>0.07544849537037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42569363621995" calcext:value-type="float">
            <text:p>0.142569363621995</text:p>
          </table:table-cell>
          <table:table-cell office:value-type="float" office:value="0.0480225988700565" calcext:value-type="float">
            <text:p>0.048022598870057</text:p>
          </table:table-cell>
          <table:table-cell office:value-type="float" office:value="0.0703258853830837" calcext:value-type="float">
            <text:p>0.070325885383084</text:p>
          </table:table-cell>
          <table:table-cell office:value-type="float" office:value="0.0549155999392966" calcext:value-type="float">
            <text:p>0.054915599939297</text:p>
          </table:table-cell>
          <table:table-cell office:value-type="float" office:value="0.600891861761427" calcext:value-type="float">
            <text:p>0.600891861761427</text:p>
          </table:table-cell>
          <table:table-cell office:value-type="float" office:value="0.0801746562616128" calcext:value-type="float">
            <text:p>0.080174656261613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561262949322651" calcext:value-type="float">
            <text:p>0.056126294932265</text:p>
          </table:table-cell>
          <table:table-cell office:value-type="float" office:value="0.0248447204968944" calcext:value-type="float">
            <text:p>0.024844720496894</text:p>
          </table:table-cell>
          <table:table-cell office:value-type="float" office:value="0.0343843677822006" calcext:value-type="float">
            <text:p>0.034384367782201</text:p>
          </table:table-cell>
          <table:table-cell office:value-type="float" office:value="0.0279415980948036" calcext:value-type="float">
            <text:p>0.027941598094804</text:p>
          </table:table-cell>
          <table:table-cell office:value-type="float" office:value="0.708396946564885" calcext:value-type="float">
            <text:p>0.708396946564885</text:p>
          </table:table-cell>
          <table:table-cell office:value-type="float" office:value="0.0677862595419848" calcext:value-type="float">
            <text:p>0.067786259541985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800688344377665" calcext:value-type="float">
            <text:p>0.080068834437767</text:p>
          </table:table-cell>
          <table:table-cell office:value-type="float" office:value="0.0385964912280702" calcext:value-type="float">
            <text:p>0.03859649122807</text:p>
          </table:table-cell>
          <table:table-cell office:value-type="float" office:value="0.0512166997613676" calcext:value-type="float">
            <text:p>0.051216699761368</text:p>
          </table:table-cell>
          <table:table-cell office:value-type="float" office:value="0.042773483081914" calcext:value-type="float">
            <text:p>0.042773483081914</text:p>
          </table:table-cell>
          <table:table-cell office:value-type="float" office:value="0.698439241917503" calcext:value-type="float">
            <text:p>0.698439241917503</text:p>
          </table:table-cell>
          <table:table-cell office:value-type="float" office:value="0.0798216276477146" calcext:value-type="float">
            <text:p>0.079821627647715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434095339358497" calcext:value-type="float">
            <text:p>0.434095339358497</text:p>
          </table:table-cell>
          <table:table-cell office:value-type="float" office:value="0.136054421768707" calcext:value-type="float">
            <text:p>0.136054421768707</text:p>
          </table:table-cell>
          <table:table-cell office:value-type="float" office:value="0.205507395438309" calcext:value-type="float">
            <text:p>0.205507395438309</text:p>
          </table:table-cell>
          <table:table-cell office:value-type="float" office:value="0.157235293153968" calcext:value-type="float">
            <text:p>0.157235293153968</text:p>
          </table:table-cell>
          <table:table-cell office:value-type="float" office:value="0.719618055555555" calcext:value-type="float">
            <text:p>0.719618055555555</text:p>
          </table:table-cell>
          <table:table-cell office:value-type="float" office:value="0.0557002314814815" calcext:value-type="float">
            <text:p>0.055700231481482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05067597815382" calcext:value-type="float">
            <text:p>0.205067597815382</text:p>
          </table:table-cell>
          <table:table-cell office:value-type="float" office:value="0.0621468926553672" calcext:value-type="float">
            <text:p>0.062146892655367</text:p>
          </table:table-cell>
          <table:table-cell office:value-type="float" office:value="0.094801171999691" calcext:value-type="float">
            <text:p>0.094801171999691</text:p>
          </table:table-cell>
          <table:table-cell office:value-type="float" office:value="0.0720533790325588" calcext:value-type="float">
            <text:p>0.072053379032559</text:p>
          </table:table-cell>
          <table:table-cell office:value-type="float" office:value="0.620401337792642" calcext:value-type="float">
            <text:p>0.620401337792642</text:p>
          </table:table-cell>
          <table:table-cell office:value-type="float" office:value="0.0770159791898922" calcext:value-type="float">
            <text:p>0.077015979189892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369259259259259" calcext:value-type="float">
            <text:p>0.369259259259259</text:p>
          </table:table-cell>
          <table:table-cell office:value-type="float" office:value="0.111801242236025" calcext:value-type="float">
            <text:p>0.111801242236025</text:p>
          </table:table-cell>
          <table:table-cell office:value-type="float" office:value="0.171534141015873" calcext:value-type="float">
            <text:p>0.171534141015873</text:p>
          </table:table-cell>
          <table:table-cell office:value-type="float" office:value="0.129889555420269" calcext:value-type="float">
            <text:p>0.129889555420269</text:p>
          </table:table-cell>
          <table:table-cell office:value-type="float" office:value="0.757760814249364" calcext:value-type="float">
            <text:p>0.757760814249364</text:p>
          </table:table-cell>
          <table:table-cell office:value-type="float" office:value="0.0531297709923664" calcext:value-type="float">
            <text:p>0.053129770992366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47443826015255" calcext:value-type="float">
            <text:p>0.147443826015255</text:p>
          </table:table-cell>
          <table:table-cell office:value-type="float" office:value="0.0315789473684211" calcext:value-type="float">
            <text:p>0.031578947368421</text:p>
          </table:table-cell>
          <table:table-cell office:value-type="float" office:value="0.0518655150060295" calcext:value-type="float">
            <text:p>0.05186551500603</text:p>
          </table:table-cell>
          <table:table-cell office:value-type="float" office:value="0.0374315836094614" calcext:value-type="float">
            <text:p>0.037431583609461</text:p>
          </table:table-cell>
          <table:table-cell office:value-type="float" office:value="0.724080267558528" calcext:value-type="float">
            <text:p>0.724080267558528</text:p>
          </table:table-cell>
          <table:table-cell office:value-type="float" office:value="0.0735785953177258" calcext:value-type="float">
            <text:p>0.073578595317726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12804299501193" calcext:value-type="float">
            <text:p>0.112804299501193</text:p>
          </table:table-cell>
          <table:table-cell office:value-type="float" office:value="0.0272108843537415" calcext:value-type="float">
            <text:p>0.027210884353742</text:p>
          </table:table-cell>
          <table:table-cell office:value-type="float" office:value="0.0438044781867905" calcext:value-type="float">
            <text:p>0.043804478186791</text:p>
          </table:table-cell>
          <table:table-cell office:value-type="float" office:value="0.0320688458852679" calcext:value-type="float">
            <text:p>0.032068845885268</text:p>
          </table:table-cell>
          <table:table-cell office:value-type="float" office:value="0.688802083333333" calcext:value-type="float">
            <text:p>0.688802083333333</text:p>
          </table:table-cell>
          <table:table-cell office:value-type="float" office:value="0.0629340277777778" calcext:value-type="float">
            <text:p>0.062934027777778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04867149758454" calcext:value-type="float">
            <text:p>0.204867149758454</text:p>
          </table:table-cell>
          <table:table-cell office:value-type="float" office:value="0.0494350282485876" calcext:value-type="float">
            <text:p>0.049435028248588</text:p>
          </table:table-cell>
          <table:table-cell office:value-type="float" office:value="0.0789987926464169" calcext:value-type="float">
            <text:p>0.078998792646417</text:p>
          </table:table-cell>
          <table:table-cell office:value-type="float" office:value="0.058111855120901" calcext:value-type="float">
            <text:p>0.058111855120901</text:p>
          </table:table-cell>
          <table:table-cell office:value-type="float" office:value="0.633779264214047" calcext:value-type="float">
            <text:p>0.633779264214047</text:p>
          </table:table-cell>
          <table:table-cell office:value-type="float" office:value="0.0749721293199554" calcext:value-type="float">
            <text:p>0.074972129319955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681715673518952" calcext:value-type="float">
            <text:p>0.681715673518952</text:p>
          </table:table-cell>
          <table:table-cell office:value-type="float" office:value="0.250517598343685" calcext:value-type="float">
            <text:p>0.250517598343685</text:p>
          </table:table-cell>
          <table:table-cell office:value-type="float" office:value="0.366077165205072" calcext:value-type="float">
            <text:p>0.366077165205072</text:p>
          </table:table-cell>
          <table:table-cell office:value-type="float" office:value="0.286702445512142" calcext:value-type="float">
            <text:p>0.286702445512142</text:p>
          </table:table-cell>
          <table:table-cell office:value-type="float" office:value="0.797964376590331" calcext:value-type="float">
            <text:p>0.797964376590331</text:p>
          </table:table-cell>
          <table:table-cell office:value-type="float" office:value="0.04264631043257" calcext:value-type="float">
            <text:p>0.04264631043257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467355023503459" calcext:value-type="float">
            <text:p>0.046735502350346</text:p>
          </table:table-cell>
          <table:table-cell office:value-type="float" office:value="0.0105263157894737" calcext:value-type="float">
            <text:p>0.010526315789474</text:p>
          </table:table-cell>
          <table:table-cell office:value-type="float" office:value="0.0170981689758326" calcext:value-type="float">
            <text:p>0.017098168975833</text:p>
          </table:table-cell>
          <table:table-cell office:value-type="float" office:value="0.0124362185129991" calcext:value-type="float">
            <text:p>0.012436218512999</text:p>
          </table:table-cell>
          <table:table-cell office:value-type="float" office:value="0.727982162764771" calcext:value-type="float">
            <text:p>0.727982162764771</text:p>
          </table:table-cell>
          <table:table-cell office:value-type="float" office:value="0.0753623188405797" calcext:value-type="float">
            <text:p>0.07536231884058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audio_mult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649139772967589" calcext:value-type="float">
            <text:p>0.064913977296759</text:p>
          </table:table-cell>
          <table:table-cell office:value-type="float" office:value="0.0353741496598639" calcext:value-type="float">
            <text:p>0.035374149659864</text:p>
          </table:table-cell>
          <table:table-cell office:value-type="float" office:value="0.0454028283574876" calcext:value-type="float">
            <text:p>0.045402828357488</text:p>
          </table:table-cell>
          <table:table-cell office:value-type="float" office:value="0.0387627077540019" calcext:value-type="float">
            <text:p>0.038762707754002</text:p>
          </table:table-cell>
          <table:table-cell office:value-type="float" office:value="0.615017361111111" calcext:value-type="float">
            <text:p>0.615017361111111</text:p>
          </table:table-cell>
          <table:table-cell office:value-type="float" office:value="0.0794994212962963" calcext:value-type="float">
            <text:p>0.079499421296296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audio_mult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56647105556557" calcext:value-type="float">
            <text:p>0.156647105556557</text:p>
          </table:table-cell>
          <table:table-cell office:value-type="float" office:value="0.0550847457627119" calcext:value-type="float">
            <text:p>0.055084745762712</text:p>
          </table:table-cell>
          <table:table-cell office:value-type="float" office:value="0.0813690237197076" calcext:value-type="float">
            <text:p>0.081369023719708</text:p>
          </table:table-cell>
          <table:table-cell office:value-type="float" office:value="0.0632514820548348" calcext:value-type="float">
            <text:p>0.063251482054835</text:p>
          </table:table-cell>
          <table:table-cell office:value-type="float" office:value="0.611482720178372" calcext:value-type="float">
            <text:p>0.611482720178372</text:p>
          </table:table-cell>
          <table:table-cell office:value-type="float" office:value="0.08082497212932" calcext:value-type="float">
            <text:p>0.08082497212932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audio_mult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228643171016052" calcext:value-type="float">
            <text:p>0.228643171016052</text:p>
          </table:table-cell>
          <table:table-cell office:value-type="float" office:value="0.115942028985507" calcext:value-type="float">
            <text:p>0.115942028985507</text:p>
          </table:table-cell>
          <table:table-cell office:value-type="float" office:value="0.150988396449762" calcext:value-type="float">
            <text:p>0.150988396449762</text:p>
          </table:table-cell>
          <table:table-cell office:value-type="float" office:value="0.127511028928564" calcext:value-type="float">
            <text:p>0.127511028928564</text:p>
          </table:table-cell>
          <table:table-cell office:value-type="float" office:value="0.720610687022901" calcext:value-type="float">
            <text:p>0.720610687022901</text:p>
          </table:table-cell>
          <table:table-cell office:value-type="float" office:value="0.0623918575063613" calcext:value-type="float">
            <text:p>0.062391857506361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audio_mult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15437004715484" calcext:value-type="float">
            <text:p>0.115437004715484</text:p>
          </table:table-cell>
          <table:table-cell office:value-type="float" office:value="0.0543859649122807" calcext:value-type="float">
            <text:p>0.054385964912281</text:p>
          </table:table-cell>
          <table:table-cell office:value-type="float" office:value="0.0738782938539858" calcext:value-type="float">
            <text:p>0.073878293853986</text:p>
          </table:table-cell>
          <table:table-cell office:value-type="float" office:value="0.0607981579513116" calcext:value-type="float">
            <text:p>0.060798157951312</text:p>
          </table:table-cell>
          <table:table-cell office:value-type="float" office:value="0.667224080267559" calcext:value-type="float">
            <text:p>0.667224080267559</text:p>
          </table:table-cell>
          <table:table-cell office:value-type="float" office:value="0.0862876254180602" calcext:value-type="float">
            <text:p>0.08628762541806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correlation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8428711805718" calcext:value-type="float">
            <text:p>0.28428711805718</text:p>
          </table:table-cell>
          <table:table-cell office:value-type="float" office:value="0.174149659863946" calcext:value-type="float">
            <text:p>0.174149659863946</text:p>
          </table:table-cell>
          <table:table-cell office:value-type="float" office:value="0.214802716181918" calcext:value-type="float">
            <text:p>0.214802716181918</text:p>
          </table:table-cell>
          <table:table-cell office:value-type="float" office:value="0.18826126714584" calcext:value-type="float">
            <text:p>0.18826126714584</text:p>
          </table:table-cell>
          <table:table-cell office:value-type="float" office:value="0.66796875" calcext:value-type="float">
            <text:p>0.66796875</text:p>
          </table:table-cell>
          <table:table-cell office:value-type="float" office:value="0.0674189814814815" calcext:value-type="float">
            <text:p>0.067418981481482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correlation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21677559912854" calcext:value-type="float">
            <text:p>0.321677559912854</text:p>
          </table:table-cell>
          <table:table-cell office:value-type="float" office:value="0.0847457627118644" calcext:value-type="float">
            <text:p>0.084745762711864</text:p>
          </table:table-cell>
          <table:table-cell office:value-type="float" office:value="0.13355341199975" calcext:value-type="float">
            <text:p>0.13355341199975</text:p>
          </table:table-cell>
          <table:table-cell office:value-type="float" office:value="0.0992355302264301" calcext:value-type="float">
            <text:p>0.09923553022643</text:p>
          </table:table-cell>
          <table:table-cell office:value-type="float" office:value="0.62876254180602" calcext:value-type="float">
            <text:p>0.62876254180602</text:p>
          </table:table-cell>
          <table:table-cell office:value-type="float" office:value="0.0714418431809736" calcext:value-type="float">
            <text:p>0.071441843180974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correlation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290909090909091" calcext:value-type="float">
            <text:p>0.290909090909091</text:p>
          </table:table-cell>
          <table:table-cell office:value-type="float" office:value="0.126293995859213" calcext:value-type="float">
            <text:p>0.126293995859213</text:p>
          </table:table-cell>
          <table:table-cell office:value-type="float" office:value="0.175494230223435" calcext:value-type="float">
            <text:p>0.175494230223435</text:p>
          </table:table-cell>
          <table:table-cell office:value-type="float" office:value="0.142193707114482" calcext:value-type="float">
            <text:p>0.142193707114482</text:p>
          </table:table-cell>
          <table:table-cell office:value-type="float" office:value="0.740458015267176" calcext:value-type="float">
            <text:p>0.740458015267176</text:p>
          </table:table-cell>
          <table:table-cell office:value-type="float" office:value="0.058117048346056" calcext:value-type="float">
            <text:p>0.058117048346056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correlation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893939393939394" calcext:value-type="float">
            <text:p>0.089393939393939</text:p>
          </table:table-cell>
          <table:table-cell office:value-type="float" office:value="0.0228070175438596" calcext:value-type="float">
            <text:p>0.02280701754386</text:p>
          </table:table-cell>
          <table:table-cell office:value-type="float" office:value="0.0362695505552648" calcext:value-type="float">
            <text:p>0.036269550555265</text:p>
          </table:table-cell>
          <table:table-cell office:value-type="float" office:value="0.0267807180864593" calcext:value-type="float">
            <text:p>0.026780718086459</text:p>
          </table:table-cell>
          <table:table-cell office:value-type="float" office:value="0.717391304347826" calcext:value-type="float">
            <text:p>0.717391304347826</text:p>
          </table:table-cell>
          <table:table-cell office:value-type="float" office:value="0.075139353400223" calcext:value-type="float">
            <text:p>0.075139353400223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hand_select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9552309461013" calcext:value-type="float">
            <text:p>0.19552309461013</text:p>
          </table:table-cell>
          <table:table-cell office:value-type="float" office:value="0.0625850340136054" calcext:value-type="float">
            <text:p>0.062585034013605</text:p>
          </table:table-cell>
          <table:table-cell office:value-type="float" office:value="0.0937675218465466" calcext:value-type="float">
            <text:p>0.093767521846547</text:p>
          </table:table-cell>
          <table:table-cell office:value-type="float" office:value="0.0721333923134266" calcext:value-type="float">
            <text:p>0.072133392313427</text:p>
          </table:table-cell>
          <table:table-cell office:value-type="float" office:value="0.687934027777778" calcext:value-type="float">
            <text:p>0.687934027777778</text:p>
          </table:table-cell>
          <table:table-cell office:value-type="float" office:value="0.0652488425925926" calcext:value-type="float">
            <text:p>0.065248842592593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hand_selecte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57133646495349" calcext:value-type="float">
            <text:p>0.157133646495349</text:p>
          </table:table-cell>
          <table:table-cell office:value-type="float" office:value="0.0536723163841808" calcext:value-type="float">
            <text:p>0.053672316384181</text:p>
          </table:table-cell>
          <table:table-cell office:value-type="float" office:value="0.0758851389514329" calcext:value-type="float">
            <text:p>0.075885138951433</text:p>
          </table:table-cell>
          <table:table-cell office:value-type="float" office:value="0.0605316108315432" calcext:value-type="float">
            <text:p>0.060531610831543</text:p>
          </table:table-cell>
          <table:table-cell office:value-type="float" office:value="0.596432552954292" calcext:value-type="float">
            <text:p>0.596432552954292</text:p>
          </table:table-cell>
          <table:table-cell office:value-type="float" office:value="0.0865849126718692" calcext:value-type="float">
            <text:p>0.086584912671869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hand_select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367797702766057" calcext:value-type="float">
            <text:p>0.367797702766057</text:p>
          </table:table-cell>
          <table:table-cell office:value-type="float" office:value="0.178053830227743" calcext:value-type="float">
            <text:p>0.178053830227743</text:p>
          </table:table-cell>
          <table:table-cell office:value-type="float" office:value="0.239866822194124" calcext:value-type="float">
            <text:p>0.239866822194124</text:p>
          </table:table-cell>
          <table:table-cell office:value-type="float" office:value="0.198509928311313" calcext:value-type="float">
            <text:p>0.198509928311313</text:p>
          </table:table-cell>
          <table:table-cell office:value-type="float" office:value="0.752162849872774" calcext:value-type="float">
            <text:p>0.752162849872774</text:p>
          </table:table-cell>
          <table:table-cell office:value-type="float" office:value="0.0551653944020356" calcext:value-type="float">
            <text:p>0.055165394402036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hand_selecte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30283816425121" calcext:value-type="float">
            <text:p>0.130283816425121</text:p>
          </table:table-cell>
          <table:table-cell office:value-type="float" office:value="0.0368421052631579" calcext:value-type="float">
            <text:p>0.036842105263158</text:p>
          </table:table-cell>
          <table:table-cell office:value-type="float" office:value="0.0572014739433742" calcext:value-type="float">
            <text:p>0.057201473943374</text:p>
          </table:table-cell>
          <table:table-cell office:value-type="float" office:value="0.0429470164607827" calcext:value-type="float">
            <text:p>0.042947016460783</text:p>
          </table:table-cell>
          <table:table-cell office:value-type="float" office:value="0.70958751393534" calcext:value-type="float">
            <text:p>0.70958751393534</text:p>
          </table:table-cell>
          <table:table-cell office:value-type="float" office:value="0.0764771460423634" calcext:value-type="float">
            <text:p>0.076477146042363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495247734239638" calcext:value-type="float">
            <text:p>0.495247734239638</text:p>
          </table:table-cell>
          <table:table-cell office:value-type="float" office:value="0.137414965986395" calcext:value-type="float">
            <text:p>0.137414965986395</text:p>
          </table:table-cell>
          <table:table-cell office:value-type="float" office:value="0.214512051072025" calcext:value-type="float">
            <text:p>0.214512051072025</text:p>
          </table:table-cell>
          <table:table-cell office:value-type="float" office:value="0.16045741707968" calcext:value-type="float">
            <text:p>0.16045741707968</text:p>
          </table:table-cell>
          <table:table-cell office:value-type="float" office:value="0.733072916666667" calcext:value-type="float">
            <text:p>0.733072916666667</text:p>
          </table:table-cell>
          <table:table-cell office:value-type="float" office:value="0.0535300925925926" calcext:value-type="float">
            <text:p>0.053530092592593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466837878602585" calcext:value-type="float">
            <text:p>0.466837878602585</text:p>
          </table:table-cell>
          <table:table-cell office:value-type="float" office:value="0.057909604519774" calcext:value-type="float">
            <text:p>0.057909604519774</text:p>
          </table:table-cell>
          <table:table-cell office:value-type="float" office:value="0.101787369257249" calcext:value-type="float">
            <text:p>0.101787369257249</text:p>
          </table:table-cell>
          <table:table-cell office:value-type="float" office:value="0.0699636537095756" calcext:value-type="float">
            <text:p>0.069963653709576</text:p>
          </table:table-cell>
          <table:table-cell office:value-type="float" office:value="0.658305462653289" calcext:value-type="float">
            <text:p>0.658305462653289</text:p>
          </table:table-cell>
          <table:table-cell office:value-type="float" office:value="0.0659606094388703" calcext:value-type="float">
            <text:p>0.06596060943887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390476190476191" calcext:value-type="float">
            <text:p>0.039047619047619</text:p>
          </table:table-cell>
          <table:table-cell office:value-type="float" office:value="0.0108843537414966" calcext:value-type="float">
            <text:p>0.010884353741497</text:p>
          </table:table-cell>
          <table:table-cell office:value-type="float" office:value="0.0169062137049942" calcext:value-type="float">
            <text:p>0.016906213704994</text:p>
          </table:table-cell>
          <table:table-cell office:value-type="float" office:value="0.0126892411187678" calcext:value-type="float">
            <text:p>0.012689241118768</text:p>
          </table:table-cell>
          <table:table-cell office:value-type="float" office:value="0.705295138888889" calcext:value-type="float">
            <text:p>0.705295138888889</text:p>
          </table:table-cell>
          <table:table-cell office:value-type="float" office:value="0.0618489583333333" calcext:value-type="float">
            <text:p>0.061848958333333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37123745819398" calcext:value-type="float">
            <text:p>0.637123745819398</text:p>
          </table:table-cell>
          <table:table-cell office:value-type="float" office:value="0.0707915273132665" calcext:value-type="float">
            <text:p>0.070791527313267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546754614145919" calcext:value-type="float">
            <text:p>0.546754614145919</text:p>
          </table:table-cell>
          <table:table-cell office:value-type="float" office:value="0.104761904761905" calcext:value-type="float">
            <text:p>0.104761904761905</text:p>
          </table:table-cell>
          <table:table-cell office:value-type="float" office:value="0.175752947574253" calcext:value-type="float">
            <text:p>0.175752947574253</text:p>
          </table:table-cell>
          <table:table-cell office:value-type="float" office:value="0.124947738087472" calcext:value-type="float">
            <text:p>0.124947738087472</text:p>
          </table:table-cell>
          <table:table-cell office:value-type="float" office:value="0.739149305555555" calcext:value-type="float">
            <text:p>0.739149305555555</text:p>
          </table:table-cell>
          <table:table-cell office:value-type="float" office:value="0.0523726851851852" calcext:value-type="float">
            <text:p>0.052372685185185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374816392479436" calcext:value-type="float">
            <text:p>0.374816392479436</text:p>
          </table:table-cell>
          <table:table-cell office:value-type="float" office:value="0.0494350282485876" calcext:value-type="float">
            <text:p>0.049435028248588</text:p>
          </table:table-cell>
          <table:table-cell office:value-type="float" office:value="0.0870774825998707" calcext:value-type="float">
            <text:p>0.087077482599871</text:p>
          </table:table-cell>
          <table:table-cell office:value-type="float" office:value="0.0597658658279094" calcext:value-type="float">
            <text:p>0.059765865827909</text:p>
          </table:table-cell>
          <table:table-cell office:value-type="float" office:value="0.649944258639911" calcext:value-type="float">
            <text:p>0.649944258639911</text:p>
          </table:table-cell>
          <table:table-cell office:value-type="float" office:value="0.0678186547751765" calcext:value-type="float">
            <text:p>0.067818654775177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127247385407213" calcext:value-type="float">
            <text:p>0.127247385407213</text:p>
          </table:table-cell>
          <table:table-cell office:value-type="float" office:value="0.0653061224489796" calcext:value-type="float">
            <text:p>0.06530612244898</text:p>
          </table:table-cell>
          <table:table-cell office:value-type="float" office:value="0.0862107642212354" calcext:value-type="float">
            <text:p>0.086210764221235</text:p>
          </table:table-cell>
          <table:table-cell office:value-type="float" office:value="0.0723106308523437" calcext:value-type="float">
            <text:p>0.072310630852344</text:p>
          </table:table-cell>
          <table:table-cell office:value-type="float" office:value="0.680121527777778" calcext:value-type="float">
            <text:p>0.680121527777778</text:p>
          </table:table-cell>
          <table:table-cell office:value-type="float" office:value="0.0732783564814815" calcext:value-type="float">
            <text:p>0.073278356481482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348776223776224" calcext:value-type="float">
            <text:p>0.348776223776224</text:p>
          </table:table-cell>
          <table:table-cell office:value-type="float" office:value="0.0353107344632768" calcext:value-type="float">
            <text:p>0.035310734463277</text:p>
          </table:table-cell>
          <table:table-cell office:value-type="float" office:value="0.0641049917989382" calcext:value-type="float">
            <text:p>0.064104991798938</text:p>
          </table:table-cell>
          <table:table-cell office:value-type="float" office:value="0.0430441947342237" calcext:value-type="float">
            <text:p>0.043044194734224</text:p>
          </table:table-cell>
          <table:table-cell office:value-type="float" office:value="0.644927536231884" calcext:value-type="float">
            <text:p>0.644927536231884</text:p>
          </table:table-cell>
          <table:table-cell office:value-type="float" office:value="0.0678186547751765" calcext:value-type="float">
            <text:p>0.067818654775177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audio_mult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279340721795965" calcext:value-type="float">
            <text:p>0.279340721795965</text:p>
          </table:table-cell>
          <table:table-cell office:value-type="float" office:value="0.0693877551020408" calcext:value-type="float">
            <text:p>0.069387755102041</text:p>
          </table:table-cell>
          <table:table-cell office:value-type="float" office:value="0.110916036887269" calcext:value-type="float">
            <text:p>0.110916036887269</text:p>
          </table:table-cell>
          <table:table-cell office:value-type="float" office:value="0.0816007868100775" calcext:value-type="float">
            <text:p>0.081600786810078</text:p>
          </table:table-cell>
          <table:table-cell office:value-type="float" office:value="0.715711805555555" calcext:value-type="float">
            <text:p>0.715711805555555</text:p>
          </table:table-cell>
          <table:table-cell office:value-type="float" office:value="0.05859375" calcext:value-type="float">
            <text:p>0.05859375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audio_mult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92566692566693" calcext:value-type="float">
            <text:p>0.692566692566693</text:p>
          </table:table-cell>
          <table:table-cell office:value-type="float" office:value="0.0536723163841808" calcext:value-type="float">
            <text:p>0.053672316384181</text:p>
          </table:table-cell>
          <table:table-cell office:value-type="float" office:value="0.0994026769349264" calcext:value-type="float">
            <text:p>0.099402676934926</text:p>
          </table:table-cell>
          <table:table-cell office:value-type="float" office:value="0.0657745935107254" calcext:value-type="float">
            <text:p>0.065774593510725</text:p>
          </table:table-cell>
          <table:table-cell office:value-type="float" office:value="0.663322185061315" calcext:value-type="float">
            <text:p>0.663322185061315</text:p>
          </table:table-cell>
          <table:table-cell office:value-type="float" office:value="0.0636380527684876" calcext:value-type="float">
            <text:p>0.063638052768488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correlation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440828924162258" calcext:value-type="float">
            <text:p>0.440828924162258</text:p>
          </table:table-cell>
          <table:table-cell office:value-type="float" office:value="0.0979591836734694" calcext:value-type="float">
            <text:p>0.097959183673469</text:p>
          </table:table-cell>
          <table:table-cell office:value-type="float" office:value="0.156550054940434" calcext:value-type="float">
            <text:p>0.156550054940434</text:p>
          </table:table-cell>
          <table:table-cell office:value-type="float" office:value="0.115090622404106" calcext:value-type="float">
            <text:p>0.115090622404106</text:p>
          </table:table-cell>
          <table:table-cell office:value-type="float" office:value="0.724826388888889" calcext:value-type="float">
            <text:p>0.724826388888889</text:p>
          </table:table-cell>
          <table:table-cell office:value-type="float" office:value="0.0549045138888889" calcext:value-type="float">
            <text:p>0.054904513888889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correlation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472592592592593" calcext:value-type="float">
            <text:p>0.472592592592593</text:p>
          </table:table-cell>
          <table:table-cell office:value-type="float" office:value="0.0550847457627119" calcext:value-type="float">
            <text:p>0.055084745762712</text:p>
          </table:table-cell>
          <table:table-cell office:value-type="float" office:value="0.0980190926945491" calcext:value-type="float">
            <text:p>0.098019092694549</text:p>
          </table:table-cell>
          <table:table-cell office:value-type="float" office:value="0.0667771494562737" calcext:value-type="float">
            <text:p>0.066777149456274</text:p>
          </table:table-cell>
          <table:table-cell office:value-type="float" office:value="0.657748049052397" calcext:value-type="float">
            <text:p>0.657748049052397</text:p>
          </table:table-cell>
          <table:table-cell office:value-type="float" office:value="0.0656819026384244" calcext:value-type="float">
            <text:p>0.065681902638424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hand_select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323097827853665" calcext:value-type="float">
            <text:p>0.323097827853665</text:p>
          </table:table-cell>
          <table:table-cell office:value-type="float" office:value="0.073469387755102" calcext:value-type="float">
            <text:p>0.073469387755102</text:p>
          </table:table-cell>
          <table:table-cell office:value-type="float" office:value="0.118631362398209" calcext:value-type="float">
            <text:p>0.118631362398209</text:p>
          </table:table-cell>
          <table:table-cell office:value-type="float" office:value="0.0866283157264066" calcext:value-type="float">
            <text:p>0.086628315726407</text:p>
          </table:table-cell>
          <table:table-cell office:value-type="float" office:value="0.720920138888889" calcext:value-type="float">
            <text:p>0.720920138888889</text:p>
          </table:table-cell>
          <table:table-cell office:value-type="float" office:value="0.0572916666666667" calcext:value-type="float">
            <text:p>0.057291666666667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hand_selecte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2739651416122" calcext:value-type="float">
            <text:p>0.2739651416122</text:p>
          </table:table-cell>
          <table:table-cell office:value-type="float" office:value="0.0367231638418079" calcext:value-type="float">
            <text:p>0.036723163841808</text:p>
          </table:table-cell>
          <table:table-cell office:value-type="float" office:value="0.0641771523424184" calcext:value-type="float">
            <text:p>0.064177152342418</text:p>
          </table:table-cell>
          <table:table-cell office:value-type="float" office:value="0.0443006487792867" calcext:value-type="float">
            <text:p>0.044300648779287</text:p>
          </table:table-cell>
          <table:table-cell office:value-type="float" office:value="0.647157190635452" calcext:value-type="float">
            <text:p>0.647157190635452</text:p>
          </table:table-cell>
          <table:table-cell office:value-type="float" office:value="0.0682831661092531" calcext:value-type="float">
            <text:p>0.068283166109253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333865897695685" calcext:value-type="float">
            <text:p>0.333865897695685</text:p>
          </table:table-cell>
          <table:table-cell office:value-type="float" office:value="0.0993788819875777" calcext:value-type="float">
            <text:p>0.099378881987578</text:p>
          </table:table-cell>
          <table:table-cell office:value-type="float" office:value="0.152980363762297" calcext:value-type="float">
            <text:p>0.152980363762297</text:p>
          </table:table-cell>
          <table:table-cell office:value-type="float" office:value="0.115568838206379" calcext:value-type="float">
            <text:p>0.115568838206379</text:p>
          </table:table-cell>
          <table:table-cell office:value-type="float" office:value="0.758269720101781" calcext:value-type="float">
            <text:p>0.758269720101781</text:p>
          </table:table-cell>
          <table:table-cell office:value-type="float" office:value="0.0537404580152672" calcext:value-type="float">
            <text:p>0.053740458015267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475302889095993" calcext:value-type="float">
            <text:p>0.047530288909599</text:p>
          </table:table-cell>
          <table:table-cell office:value-type="float" office:value="0.0087719298245614" calcext:value-type="float">
            <text:p>0.008771929824561</text:p>
          </table:table-cell>
          <table:table-cell office:value-type="float" office:value="0.0147915702800743" calcext:value-type="float">
            <text:p>0.014791570280074</text:p>
          </table:table-cell>
          <table:table-cell office:value-type="float" office:value="0.0104770795001747" calcext:value-type="float">
            <text:p>0.010477079500175</text:p>
          </table:table-cell>
          <table:table-cell office:value-type="float" office:value="0.72742474916388" calcext:value-type="float">
            <text:p>0.72742474916388</text:p>
          </table:table-cell>
          <table:table-cell office:value-type="float" office:value="0.0725752508361204" calcext:value-type="float">
            <text:p>0.07257525083612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220809044338456" calcext:value-type="float">
            <text:p>0.022080904433846</text:p>
          </table:table-cell>
          <table:table-cell office:value-type="float" office:value="0.0062111801242236" calcext:value-type="float">
            <text:p>0.006211180124224</text:p>
          </table:table-cell>
          <table:table-cell office:value-type="float" office:value="0.009656311543104" calcext:value-type="float">
            <text:p>0.009656311543104</text:p>
          </table:table-cell>
          <table:table-cell office:value-type="float" office:value="0.00724354437155122" calcext:value-type="float">
            <text:p>0.007243544371551</text:p>
          </table:table-cell>
          <table:table-cell office:value-type="float" office:value="0.729262086513995" calcext:value-type="float">
            <text:p>0.729262086513995</text:p>
          </table:table-cell>
          <table:table-cell office:value-type="float" office:value="0.0589312977099237" calcext:value-type="float">
            <text:p>0.058931297709924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106746031746032" calcext:value-type="float">
            <text:p>0.106746031746032</text:p>
          </table:table-cell>
          <table:table-cell office:value-type="float" office:value="0.0105263157894737" calcext:value-type="float">
            <text:p>0.010526315789474</text:p>
          </table:table-cell>
          <table:table-cell office:value-type="float" office:value="0.019023211579241" calcext:value-type="float">
            <text:p>0.019023211579241</text:p>
          </table:table-cell>
          <table:table-cell office:value-type="float" office:value="0.0128133516909325" calcext:value-type="float">
            <text:p>0.012813351690933</text:p>
          </table:table-cell>
          <table:table-cell office:value-type="float" office:value="0.738573021181717" calcext:value-type="float">
            <text:p>0.738573021181717</text:p>
          </table:table-cell>
          <table:table-cell office:value-type="float" office:value="0.0705685618729097" calcext:value-type="float">
            <text:p>0.0705685618729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305126022603679" calcext:value-type="float">
            <text:p>0.305126022603679</text:p>
          </table:table-cell>
          <table:table-cell office:value-type="float" office:value="0.0766045548654244" calcext:value-type="float">
            <text:p>0.076604554865424</text:p>
          </table:table-cell>
          <table:table-cell office:value-type="float" office:value="0.119226126180524" calcext:value-type="float">
            <text:p>0.119226126180524</text:p>
          </table:table-cell>
          <table:table-cell office:value-type="float" office:value="0.0893203362729098" calcext:value-type="float">
            <text:p>0.08932033627291</text:p>
          </table:table-cell>
          <table:table-cell office:value-type="float" office:value="0.757760814249364" calcext:value-type="float">
            <text:p>0.757760814249364</text:p>
          </table:table-cell>
          <table:table-cell office:value-type="float" office:value="0.0523155216284987" calcext:value-type="float">
            <text:p>0.052315521628499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183174455552972" calcext:value-type="float">
            <text:p>0.183174455552972</text:p>
          </table:table-cell>
          <table:table-cell office:value-type="float" office:value="0.0263157894736842" calcext:value-type="float">
            <text:p>0.026315789473684</text:p>
          </table:table-cell>
          <table:table-cell office:value-type="float" office:value="0.0457925751574436" calcext:value-type="float">
            <text:p>0.045792575157444</text:p>
          </table:table-cell>
          <table:table-cell office:value-type="float" office:value="0.0317061784326004" calcext:value-type="float">
            <text:p>0.0317061784326</text:p>
          </table:table-cell>
          <table:table-cell office:value-type="float" office:value="0.741360089186176" calcext:value-type="float">
            <text:p>0.741360089186176</text:p>
          </table:table-cell>
          <table:table-cell office:value-type="float" office:value="0.0690078037904125" calcext:value-type="float">
            <text:p>0.069007803790413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511508889618758" calcext:value-type="float">
            <text:p>0.511508889618758</text:p>
          </table:table-cell>
          <table:table-cell office:value-type="float" office:value="0.329192546583851" calcext:value-type="float">
            <text:p>0.329192546583851</text:p>
          </table:table-cell>
          <table:table-cell office:value-type="float" office:value="0.399843435191586" calcext:value-type="float">
            <text:p>0.399843435191586</text:p>
          </table:table-cell>
          <table:table-cell office:value-type="float" office:value="0.354136959054868" calcext:value-type="float">
            <text:p>0.354136959054868</text:p>
          </table:table-cell>
          <table:table-cell office:value-type="float" office:value="0.782188295165394" calcext:value-type="float">
            <text:p>0.782188295165394</text:p>
          </table:table-cell>
          <table:table-cell office:value-type="float" office:value="0.0483460559796438" calcext:value-type="float">
            <text:p>0.048346055979644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269934431554053" calcext:value-type="float">
            <text:p>0.269934431554053</text:p>
          </table:table-cell>
          <table:table-cell office:value-type="float" office:value="0.114035087719298" calcext:value-type="float">
            <text:p>0.114035087719298</text:p>
          </table:table-cell>
          <table:table-cell office:value-type="float" office:value="0.160080423862888" calcext:value-type="float">
            <text:p>0.160080423862888</text:p>
          </table:table-cell>
          <table:table-cell office:value-type="float" office:value="0.128842593429529" calcext:value-type="float">
            <text:p>0.128842593429529</text:p>
          </table:table-cell>
          <table:table-cell office:value-type="float" office:value="0.687848383500557" calcext:value-type="float">
            <text:p>0.687848383500557</text:p>
          </table:table-cell>
          <table:table-cell office:value-type="float" office:value="0.0761426978818283" calcext:value-type="float">
            <text:p>0.076142697881828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audio_mult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208247640141328" calcext:value-type="float">
            <text:p>0.208247640141328</text:p>
          </table:table-cell>
          <table:table-cell office:value-type="float" office:value="0.0662525879917184" calcext:value-type="float">
            <text:p>0.066252587991718</text:p>
          </table:table-cell>
          <table:table-cell office:value-type="float" office:value="0.100445139296029" calcext:value-type="float">
            <text:p>0.100445139296029</text:p>
          </table:table-cell>
          <table:table-cell office:value-type="float" office:value="0.0766919851390766" calcext:value-type="float">
            <text:p>0.076691985139077</text:p>
          </table:table-cell>
          <table:table-cell office:value-type="float" office:value="0.739440203562341" calcext:value-type="float">
            <text:p>0.739440203562341</text:p>
          </table:table-cell>
          <table:table-cell office:value-type="float" office:value="0.0575063613231552" calcext:value-type="float">
            <text:p>0.057506361323155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audio_mult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208333333333333" calcext:value-type="float">
            <text:p>0.020833333333333</text:p>
          </table:table-cell>
          <table:table-cell office:value-type="float" office:value="0.00701754385964912" calcext:value-type="float">
            <text:p>0.007017543859649</text:p>
          </table:table-cell>
          <table:table-cell office:value-type="float" office:value="0.010498687664042" calcext:value-type="float">
            <text:p>0.010498687664042</text:p>
          </table:table-cell>
          <table:table-cell office:value-type="float" office:value="0.00809061488673139" calcext:value-type="float">
            <text:p>0.008090614886731</text:p>
          </table:table-cell>
          <table:table-cell office:value-type="float" office:value="0.685061315496098" calcext:value-type="float">
            <text:p>0.685061315496098</text:p>
          </table:table-cell>
          <table:table-cell office:value-type="float" office:value="0.0830546265328874" calcext:value-type="float">
            <text:p>0.083054626532887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correlation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29886524822695" calcext:value-type="float">
            <text:p>0.29886524822695</text:p>
          </table:table-cell>
          <table:table-cell office:value-type="float" office:value="0.0910973084886128" calcext:value-type="float">
            <text:p>0.091097308488613</text:p>
          </table:table-cell>
          <table:table-cell office:value-type="float" office:value="0.139612954186414" calcext:value-type="float">
            <text:p>0.139612954186414</text:p>
          </table:table-cell>
          <table:table-cell office:value-type="float" office:value="0.1058031698898" calcext:value-type="float">
            <text:p>0.1058031698898</text:p>
          </table:table-cell>
          <table:table-cell office:value-type="float" office:value="0.743511450381679" calcext:value-type="float">
            <text:p>0.743511450381679</text:p>
          </table:table-cell>
          <table:table-cell office:value-type="float" office:value="0.0551653944020356" calcext:value-type="float">
            <text:p>0.055165394402036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correlation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181605975723623" calcext:value-type="float">
            <text:p>0.181605975723623</text:p>
          </table:table-cell>
          <table:table-cell office:value-type="float" office:value="0.0298245614035088" calcext:value-type="float">
            <text:p>0.029824561403509</text:p>
          </table:table-cell>
          <table:table-cell office:value-type="float" office:value="0.0502387695041368" calcext:value-type="float">
            <text:p>0.050238769504137</text:p>
          </table:table-cell>
          <table:table-cell office:value-type="float" office:value="0.0355958024287201" calcext:value-type="float">
            <text:p>0.03559580242872</text:p>
          </table:table-cell>
          <table:table-cell office:value-type="float" office:value="0.738573021181717" calcext:value-type="float">
            <text:p>0.738573021181717</text:p>
          </table:table-cell>
          <table:table-cell office:value-type="float" office:value="0.0684503901895207" calcext:value-type="float">
            <text:p>0.06845039018952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hand_select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339189708141321" calcext:value-type="float">
            <text:p>0.339189708141321</text:p>
          </table:table-cell>
          <table:table-cell office:value-type="float" office:value="0.0683229813664596" calcext:value-type="float">
            <text:p>0.06832298136646</text:p>
          </table:table-cell>
          <table:table-cell office:value-type="float" office:value="0.113694808666126" calcext:value-type="float">
            <text:p>0.113694808666126</text:p>
          </table:table-cell>
          <table:table-cell office:value-type="float" office:value="0.0812994986137994" calcext:value-type="float">
            <text:p>0.081299498613799</text:p>
          </table:table-cell>
          <table:table-cell office:value-type="float" office:value="0.757251908396947" calcext:value-type="float">
            <text:p>0.757251908396947</text:p>
          </table:table-cell>
          <table:table-cell office:value-type="float" office:value="0.0524173027989822" calcext:value-type="float">
            <text:p>0.052417302798982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hand_selecte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165079365079365" calcext:value-type="float">
            <text:p>0.165079365079365</text:p>
          </table:table-cell>
          <table:table-cell office:value-type="float" office:value="0.0245614035087719" calcext:value-type="float">
            <text:p>0.024561403508772</text:p>
          </table:table-cell>
          <table:table-cell office:value-type="float" office:value="0.0424644549763033" calcext:value-type="float">
            <text:p>0.042464454976303</text:p>
          </table:table-cell>
          <table:table-cell office:value-type="float" office:value="0.0295380056209182" calcext:value-type="float">
            <text:p>0.029538005620918</text:p>
          </table:table-cell>
          <table:table-cell office:value-type="float" office:value="0.740245261984392" calcext:value-type="float">
            <text:p>0.740245261984392</text:p>
          </table:table-cell>
          <table:table-cell office:value-type="float" office:value="0.0696767001114827" calcext:value-type="float">
            <text:p>0.069676700111483</text:p>
          </table:table-cell>
        </table:table-row>
        <table:table-row table:style-name="ro1">
          <table:table-cell office:value-type="string" calcext:value-type="string">
            <text:p>VLM_describ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0.15" calcext:value-type="float">
            <text:p>0.15</text:p>
          </table:table-cell>
          <table:table-cell office:value-type="float" office:value="0.0473684210526316" calcext:value-type="float">
            <text:p>0.047368421052632</text:p>
          </table:table-cell>
          <table:table-cell office:value-type="float" office:value="0.072" calcext:value-type="float">
            <text:p>0.072</text:p>
          </table:table-cell>
          <table:table-cell office:value-type="float" office:value="0.0548780487804878" calcext:value-type="float">
            <text:p>0.054878048780488</text:p>
          </table:table-cell>
          <table:table-cell office:value-type="float" office:value="0.687290969899666" calcext:value-type="float">
            <text:p>0.687290969899666</text:p>
          </table:table-cell>
          <table:table-cell office:value-type="float" office:value="0.0775919732441472" calcext:value-type="float">
            <text:p>0.077591973244147</text:p>
          </table:table-cell>
        </table:table-row>
        <table:table-row table:style-name="ro1">
          <table:table-cell office:value-type="string" calcext:value-type="string">
            <text:p>Baseline-All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office:value-type="float" office:value="0.0635451505016722" calcext:value-type="float">
            <text:p>0.063545150501672</text:p>
          </table:table-cell>
          <table:table-cell office:value-type="float" office:value="1" calcext:value-type="float">
            <text:p>1</text:p>
          </table:table-cell>
          <table:table-cell office:value-type="float" office:value="0.119496855345912" calcext:value-type="float">
            <text:p>0.119496855345912</text:p>
          </table:table-cell>
          <table:table-cell office:value-type="float" office:value="0.253333333333333" calcext:value-type="float">
            <text:p>0.25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936454849498328" calcext:value-type="float">
            <text:p>0.936454849498328</text:p>
          </table:table-cell>
        </table:table-row>
        <table:table-row table:style-name="ro1">
          <table:table-cell office:value-type="string" calcext:value-type="string">
            <text:p>Baseline-Non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4" office:value-type="float" office:value="0" calcext:value-type="float">
            <text:p>0</text:p>
          </table:table-cell>
          <table:table-cell office:value-type="float" office:value="0.762541806020067" calcext:value-type="float">
            <text:p>0.762541806020067</text:p>
          </table:table-cell>
          <table:table-cell office:value-type="float" office:value="0.0635451505016722" calcext:value-type="float">
            <text:p>0.063545150501672</text:p>
          </table:table-cell>
        </table:table-row>
        <table:table-row table:style-name="ro1">
          <table:table-cell office:value-type="string" calcext:value-type="string">
            <text:p>Baseline-Rando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office:value-type="float" office:value="0.0626235992089651" calcext:value-type="float">
            <text:p>0.062623599208965</text:p>
          </table:table-cell>
          <table:table-cell office:value-type="float" office:value="0.5" calcext:value-type="float">
            <text:p>0.5</text:p>
          </table:table-cell>
          <table:table-cell office:value-type="float" office:value="0.111306385471588" calcext:value-type="float">
            <text:p>0.111306385471588</text:p>
          </table:table-cell>
          <table:table-cell office:value-type="float" office:value="0.208607817303469" calcext:value-type="float">
            <text:p>0.208607817303469</text:p>
          </table:table-cell>
          <table:table-cell office:value-type="float" office:value="0.0301003344481605" calcext:value-type="float">
            <text:p>0.030100334448161</text:p>
          </table:table-cell>
          <table:table-cell office:value-type="float" office:value="0.507357859531773" calcext:value-type="float">
            <text:p>0.507357859531773</text:p>
          </table:table-cell>
        </table:table-row>
        <table:table-row table:style-name="ro1">
          <table:table-cell office:value-type="string" calcext:value-type="string">
            <text:p>VLM_describ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0.0153846153846154" calcext:value-type="float">
            <text:p>0.015384615384615</text:p>
          </table:table-cell>
          <table:table-cell office:value-type="float" office:value="0.00354609929078014" calcext:value-type="float">
            <text:p>0.00354609929078</text:p>
          </table:table-cell>
          <table:table-cell office:value-type="float" office:value="0.00576368876080692" calcext:value-type="float">
            <text:p>0.005763688760807</text:p>
          </table:table-cell>
          <table:table-cell office:value-type="float" office:value="0.00419111483654652" calcext:value-type="float">
            <text:p>0.004191114836547</text:p>
          </table:table-cell>
          <table:table-cell office:value-type="float" office:value="0.710479573712256" calcext:value-type="float">
            <text:p>0.710479573712256</text:p>
          </table:table-cell>
          <table:table-cell office:value-type="float" office:value="0.0612788632326821" calcext:value-type="float">
            <text:p>0.061278863232682</text:p>
          </table:table-cell>
        </table:table-row>
        <table:table-row table:style-name="ro1">
          <table:table-cell office:value-type="string" calcext:value-type="string">
            <text:p>VLM_def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0.174603174603175" calcext:value-type="float">
            <text:p>0.174603174603175</text:p>
          </table:table-cell>
          <table:table-cell office:value-type="float" office:value="0.0578947368421053" calcext:value-type="float">
            <text:p>0.057894736842105</text:p>
          </table:table-cell>
          <table:table-cell office:value-type="float" office:value="0.0869565217391304" calcext:value-type="float">
            <text:p>0.08695652173913</text:p>
          </table:table-cell>
          <table:table-cell office:value-type="float" office:value="0.0668286755771567" calcext:value-type="float">
            <text:p>0.066828675577157</text:p>
          </table:table-cell>
          <table:table-cell office:value-type="float" office:value="0.68561872909699" calcext:value-type="float">
            <text:p>0.68561872909699</text:p>
          </table:table-cell>
          <table:table-cell office:value-type="float" office:value="0.077257525083612" calcext:value-type="float">
            <text:p>0.077257525083612</text:p>
          </table:table-cell>
        </table:table-row>
        <table:table-row table:style-name="ro1">
          <table:table-cell office:value-type="string" calcext:value-type="string">
            <text:p>VLM_def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0.0131578947368421" calcext:value-type="float">
            <text:p>0.013157894736842</text:p>
          </table:table-cell>
          <table:table-cell office:value-type="float" office:value="0.00354609929078014" calcext:value-type="float">
            <text:p>0.00354609929078</text:p>
          </table:table-cell>
          <table:table-cell office:value-type="float" office:value="0.00558659217877095" calcext:value-type="float">
            <text:p>0.005586592178771</text:p>
          </table:table-cell>
          <table:table-cell office:value-type="float" office:value="0.00415282392026578" calcext:value-type="float">
            <text:p>0.004152823920266</text:p>
          </table:table-cell>
          <table:table-cell office:value-type="float" office:value="0.700710479573712" calcext:value-type="float">
            <text:p>0.700710479573712</text:p>
          </table:table-cell>
          <table:table-cell office:value-type="float" office:value="0.0632326820603908" calcext:value-type="float">
            <text:p>0.063232682060391</text:p>
          </table:table-cell>
        </table:table-row>
        <table:table-row table:style-name="ro1">
          <table:table-cell office:value-type="string" calcext:value-type="string">
            <text:p>Baseline-All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office:value-type="float" office:value="0.050088809946714" calcext:value-type="float">
            <text:p>0.050088809946714</text:p>
          </table:table-cell>
          <table:table-cell office:value-type="float" office:value="1" calcext:value-type="float">
            <text:p>1</text:p>
          </table:table-cell>
          <table:table-cell office:value-type="float" office:value="0.0953991880920163" calcext:value-type="float">
            <text:p>0.095399188092016</text:p>
          </table:table-cell>
          <table:table-cell office:value-type="float" office:value="0.20864160994377" calcext:value-type="float">
            <text:p>0.20864160994377</text:p>
          </table:table-cell>
          <table:table-cell office:value-type="float" office:value="0" calcext:value-type="float">
            <text:p>0</text:p>
          </table:table-cell>
          <table:table-cell office:value-type="float" office:value="0.949911190053286" calcext:value-type="float">
            <text:p>0.949911190053286</text:p>
          </table:table-cell>
        </table:table-row>
        <table:table-row table:style-name="ro1">
          <table:table-cell office:value-type="string" calcext:value-type="string">
            <text:p>Baseline-Non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4" office:value-type="float" office:value="0" calcext:value-type="float">
            <text:p>0</text:p>
          </table:table-cell>
          <table:table-cell office:value-type="float" office:value="0.759325044404973" calcext:value-type="float">
            <text:p>0.759325044404973</text:p>
          </table:table-cell>
          <table:table-cell office:value-type="float" office:value="0.050088809946714" calcext:value-type="float">
            <text:p>0.050088809946714</text:p>
          </table:table-cell>
        </table:table-row>
        <table:table-row table:style-name="ro1">
          <table:table-cell office:value-type="string" calcext:value-type="string">
            <text:p>Baseline-Random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office:value-type="float" office:value="0.0452440327752049" calcext:value-type="float">
            <text:p>0.045244032775205</text:p>
          </table:table-cell>
          <table:table-cell office:value-type="float" office:value="0.450354609929078" calcext:value-type="float">
            <text:p>0.450354609929078</text:p>
          </table:table-cell>
          <table:table-cell office:value-type="float" office:value="0.0822272580123017" calcext:value-type="float">
            <text:p>0.082227258012302</text:p>
          </table:table-cell>
          <table:table-cell office:value-type="float" office:value="0.161372299872935" calcext:value-type="float">
            <text:p>0.161372299872935</text:p>
          </table:table-cell>
          <table:table-cell office:value-type="float" office:value="0.0301953818827709" calcext:value-type="float">
            <text:p>0.030195381882771</text:p>
          </table:table-cell>
          <table:table-cell office:value-type="float" office:value="0.503552397868561" calcext:value-type="float">
            <text:p>0.503552397868561</text:p>
          </table:table-cell>
        </table:table-row>
        <table:table-row table:style-name="ro1">
          <table:table-cell office:value-type="string" calcext:value-type="string">
            <text:p>VLM_perclass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office:value-type="float" office:value="0.0535714285714286" calcext:value-type="float">
            <text:p>0.053571428571429</text:p>
          </table:table-cell>
          <table:table-cell office:value-type="float" office:value="0.0315789473684211" calcext:value-type="float">
            <text:p>0.031578947368421</text:p>
          </table:table-cell>
          <table:table-cell office:value-type="float" office:value="0.0397350993377483" calcext:value-type="float">
            <text:p>0.039735099337748</text:p>
          </table:table-cell>
          <table:table-cell office:value-type="float" office:value="0.0344036697247706" calcext:value-type="float">
            <text:p>0.034403669724771</text:p>
          </table:table-cell>
          <table:table-cell office:value-type="float" office:value="0.693979933110368" calcext:value-type="float">
            <text:p>0.693979933110368</text:p>
          </table:table-cell>
          <table:table-cell office:value-type="float" office:value="0.096989966555184" calcext:value-type="float">
            <text:p>0.096989966555184</text:p>
          </table:table-cell>
        </table:table-row>
        <table:table-row table:style-name="ro1">
          <table:table-cell office:value-type="string" calcext:value-type="string">
            <text:p>VLM_perclass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office:value-type="float" office:value="0.0551181102362205" calcext:value-type="float">
            <text:p>0.055118110236221</text:p>
          </table:table-cell>
          <table:table-cell office:value-type="float" office:value="0.024822695035461" calcext:value-type="float">
            <text:p>0.024822695035461</text:p>
          </table:table-cell>
          <table:table-cell office:value-type="float" office:value="0.0342298288508557" calcext:value-type="float">
            <text:p>0.034229828850856</text:p>
          </table:table-cell>
          <table:table-cell office:value-type="float" office:value="0.0278884462151394" calcext:value-type="float">
            <text:p>0.027888446215139</text:p>
          </table:table-cell>
          <table:table-cell office:value-type="float" office:value="0.711367673179396" calcext:value-type="float">
            <text:p>0.711367673179396</text:p>
          </table:table-cell>
          <table:table-cell office:value-type="float" office:value="0.0701598579040853" calcext:value-type="float">
            <text:p>0.070159857904085</text:p>
          </table:table-cell>
        </table:table-row>
        <table:table-row table:style-name="ro1">
          <table:table-cell office:value-type="string" calcext:value-type="string">
            <text:p>VLM_describ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0.0142857142857143" calcext:value-type="float">
            <text:p>0.014285714285714</text:p>
          </table:table-cell>
          <table:table-cell office:value-type="float" office:value="0.00847457627118644" calcext:value-type="float">
            <text:p>0.008474576271186</text:p>
          </table:table-cell>
          <table:table-cell office:value-type="float" office:value="0.0106382978723404" calcext:value-type="float">
            <text:p>0.01063829787234</text:p>
          </table:table-cell>
          <table:table-cell office:value-type="float" office:value="0.00922509225092251" calcext:value-type="float">
            <text:p>0.009225092250923</text:p>
          </table:table-cell>
          <table:table-cell office:value-type="float" office:value="0.496655518394649" calcext:value-type="float">
            <text:p>0.496655518394649</text:p>
          </table:table-cell>
          <table:table-cell office:value-type="float" office:value="0.103678929765886" calcext:value-type="float">
            <text:p>0.103678929765886</text:p>
          </table:table-cell>
        </table:table-row>
        <table:table-row table:style-name="ro1">
          <table:table-cell office:value-type="string" calcext:value-type="string">
            <text:p>Baseline-All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office:value-type="float" office:value="0.0657748049052397" calcext:value-type="float">
            <text:p>0.06577480490524</text:p>
          </table:table-cell>
          <table:table-cell office:value-type="float" office:value="1" calcext:value-type="float">
            <text:p>1</text:p>
          </table:table-cell>
          <table:table-cell office:value-type="float" office:value="0.123430962343096" calcext:value-type="float">
            <text:p>0.123430962343096</text:p>
          </table:table-cell>
          <table:table-cell office:value-type="float" office:value="0.260370697263901" calcext:value-type="float">
            <text:p>0.260370697263901</text:p>
          </table:table-cell>
          <table:table-cell office:value-type="float" office:value="0" calcext:value-type="float">
            <text:p>0</text:p>
          </table:table-cell>
          <table:table-cell office:value-type="float" office:value="0.93422519509476" calcext:value-type="float">
            <text:p>0.93422519509476</text:p>
          </table:table-cell>
        </table:table-row>
        <table:table-row table:style-name="ro1">
          <table:table-cell office:value-type="string" calcext:value-type="string">
            <text:p>Baseline-Non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4" office:value-type="float" office:value="0" calcext:value-type="float">
            <text:p>0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0.0657748049052397" calcext:value-type="float">
            <text:p>0.06577480490524</text:p>
          </table:table-cell>
        </table:table-row>
        <table:table-row table:style-name="ro1">
          <table:table-cell office:value-type="string" calcext:value-type="string">
            <text:p>Baseline-Rando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office:value-type="float" office:value="0.0640043763676149" calcext:value-type="float">
            <text:p>0.064004376367615</text:p>
          </table:table-cell>
          <table:table-cell office:value-type="float" office:value="0.495762711864407" calcext:value-type="float">
            <text:p>0.495762711864407</text:p>
          </table:table-cell>
          <table:table-cell office:value-type="float" office:value="0.113372093023256" calcext:value-type="float">
            <text:p>0.113372093023256</text:p>
          </table:table-cell>
          <table:table-cell office:value-type="float" office:value="0.211038961038961" calcext:value-type="float">
            <text:p>0.211038961038961</text:p>
          </table:table-cell>
          <table:table-cell office:value-type="float" office:value="0.0100334448160535" calcext:value-type="float">
            <text:p>0.010033444816054</text:p>
          </table:table-cell>
          <table:table-cell office:value-type="float" office:value="0.510033444816053" calcext:value-type="float">
            <text:p>0.510033444816053</text:p>
          </table:table-cell>
        </table:table-row>
        <table:table-row table:style-name="ro1">
          <table:table-cell office:value-type="string" calcext:value-type="string">
            <text:p>VLM_describ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0.04" calcext:value-type="float">
            <text:p>0.04</text:p>
          </table:table-cell>
          <table:table-cell office:value-type="float" office:value="0.0201511335012594" calcext:value-type="float">
            <text:p>0.020151133501259</text:p>
          </table:table-cell>
          <table:table-cell office:value-type="float" office:value="0.0268006700167504" calcext:value-type="float">
            <text:p>0.02680067001675</text:p>
          </table:table-cell>
          <table:table-cell office:value-type="float" office:value="0.0223713646532439" calcext:value-type="float">
            <text:p>0.022371364653244</text:p>
          </table:table-cell>
          <table:table-cell office:value-type="float" office:value="0.624894157493649" calcext:value-type="float">
            <text:p>0.624894157493649</text:p>
          </table:table-cell>
          <table:table-cell office:value-type="float" office:value="0.0819926615862264" calcext:value-type="float">
            <text:p>0.081992661586226</text:p>
          </table:table-cell>
        </table:table-row>
        <table:table-row table:style-name="ro1">
          <table:table-cell office:value-type="string" calcext:value-type="string">
            <text:p>VLM_def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0.0121951219512195" calcext:value-type="float">
            <text:p>0.01219512195122</text:p>
          </table:table-cell>
          <table:table-cell office:value-type="float" office:value="0.00847457627118644" calcext:value-type="float">
            <text:p>0.008474576271186</text:p>
          </table:table-cell>
          <table:table-cell office:value-type="float" office:value="0.01" calcext:value-type="float">
            <text:p>0.01</text:p>
          </table:table-cell>
          <table:table-cell office:value-type="float" office:value="0.00902527075812275" calcext:value-type="float">
            <text:p>0.009025270758123</text:p>
          </table:table-cell>
          <table:table-cell office:value-type="float" office:value="0.459866220735786" calcext:value-type="float">
            <text:p>0.459866220735786</text:p>
          </table:table-cell>
          <table:table-cell office:value-type="float" office:value="0.110367892976589" calcext:value-type="float">
            <text:p>0.110367892976589</text:p>
          </table:table-cell>
        </table:table-row>
        <table:table-row table:style-name="ro1">
          <table:table-cell office:value-type="string" calcext:value-type="string">
            <text:p>VLM_de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0.0410094637223975" calcext:value-type="float">
            <text:p>0.041009463722398</text:p>
          </table:table-cell>
          <table:table-cell office:value-type="float" office:value="0.0327455919395466" calcext:value-type="float">
            <text:p>0.032745591939547</text:p>
          </table:table-cell>
          <table:table-cell office:value-type="float" office:value="0.0364145658263305" calcext:value-type="float">
            <text:p>0.036414565826331</text:p>
          </table:table-cell>
          <table:table-cell office:value-type="float" office:value="0.0341207349081365" calcext:value-type="float">
            <text:p>0.034120734908137</text:p>
          </table:table-cell>
          <table:table-cell office:value-type="float" office:value="0.549534292972058" calcext:value-type="float">
            <text:p>0.549534292972058</text:p>
          </table:table-cell>
          <table:table-cell office:value-type="float" office:value="0.0970928591589049" calcext:value-type="float">
            <text:p>0.097092859158905</text:p>
          </table:table-cell>
        </table:table-row>
        <table:table-row table:style-name="ro1">
          <table:table-cell office:value-type="string" calcext:value-type="string">
            <text:p>Baseline-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office:value-type="float" office:value="0.0560259666948913" calcext:value-type="float">
            <text:p>0.056025966694891</text:p>
          </table:table-cell>
          <table:table-cell office:value-type="float" office:value="1" calcext:value-type="float">
            <text:p>1</text:p>
          </table:table-cell>
          <table:table-cell office:value-type="float" office:value="0.106107176266203" calcext:value-type="float">
            <text:p>0.106107176266203</text:p>
          </table:table-cell>
          <table:table-cell office:value-type="float" office:value="0.228844823610791" calcext:value-type="float">
            <text:p>0.228844823610791</text:p>
          </table:table-cell>
          <table:table-cell office:value-type="float" office:value="0" calcext:value-type="float">
            <text:p>0</text:p>
          </table:table-cell>
          <table:table-cell office:value-type="float" office:value="0.943974033305109" calcext:value-type="float">
            <text:p>0.943974033305109</text:p>
          </table:table-cell>
        </table:table-row>
        <table:table-row table:style-name="ro1">
          <table:table-cell office:value-type="string" calcext:value-type="string">
            <text:p>Baseline-No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4" office:value-type="float" office:value="0" calcext:value-type="float">
            <text:p>0</text:p>
          </table:table-cell>
          <table:table-cell office:value-type="float" office:value="0.718035563082134" calcext:value-type="float">
            <text:p>0.718035563082134</text:p>
          </table:table-cell>
          <table:table-cell office:value-type="float" office:value="0.0560259666948913" calcext:value-type="float">
            <text:p>0.056025966694891</text:p>
          </table:table-cell>
        </table:table-row>
        <table:table-row table:style-name="ro1">
          <table:table-cell office:value-type="string" calcext:value-type="string">
            <text:p>Baseline-Random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office:value-type="float" office:value="0.0583310075355847" calcext:value-type="float">
            <text:p>0.058331007535585</text:p>
          </table:table-cell>
          <table:table-cell office:value-type="float" office:value="0.526448362720403" calcext:value-type="float">
            <text:p>0.526448362720403</text:p>
          </table:table-cell>
          <table:table-cell office:value-type="float" office:value="0.105025125628141" calcext:value-type="float">
            <text:p>0.105025125628141</text:p>
          </table:table-cell>
          <table:table-cell office:value-type="float" office:value="0.202088570876039" calcext:value-type="float">
            <text:p>0.202088570876039</text:p>
          </table:table-cell>
          <table:table-cell office:value-type="float" office:value="0.0220152413209145" calcext:value-type="float">
            <text:p>0.022015241320915</text:p>
          </table:table-cell>
          <table:table-cell office:value-type="float" office:value="0.502681343494214" calcext:value-type="float">
            <text:p>0.502681343494214</text:p>
          </table:table-cell>
        </table:table-row>
        <table:table-row table:style-name="ro1">
          <table:table-cell office:value-type="string" calcext:value-type="string">
            <text:p>VLM_perclass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office:value-type="float" office:value="0.0818505338078292" calcext:value-type="float">
            <text:p>0.081850533807829</text:p>
          </table:table-cell>
          <table:table-cell office:value-type="float" office:value="0.194915254237288" calcext:value-type="float">
            <text:p>0.194915254237288</text:p>
          </table:table-cell>
          <table:table-cell office:value-type="float" office:value="0.115288220551378" calcext:value-type="float">
            <text:p>0.115288220551378</text:p>
          </table:table-cell>
          <table:table-cell office:value-type="float" office:value="0.152722443559097" calcext:value-type="float">
            <text:p>0.152722443559097</text:p>
          </table:table-cell>
          <table:table-cell office:value-type="float" office:value="0.408026755852843" calcext:value-type="float">
            <text:p>0.408026755852843</text:p>
          </table:table-cell>
          <table:table-cell office:value-type="float" office:value="0.196767001114827" calcext:value-type="float">
            <text:p>0.196767001114827</text:p>
          </table:table-cell>
        </table:table-row>
        <table:table-row table:style-name="ro1">
          <table:table-cell office:value-type="string" calcext:value-type="string">
            <text:p>VLM_perclas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office:value-type="float" office:value="0.0632911392405063" calcext:value-type="float">
            <text:p>0.063291139240506</text:p>
          </table:table-cell>
          <table:table-cell office:value-type="float" office:value="0.163727959697733" calcext:value-type="float">
            <text:p>0.163727959697733</text:p>
          </table:table-cell>
          <table:table-cell office:value-type="float" office:value="0.0912921348314607" calcext:value-type="float">
            <text:p>0.091292134831461</text:p>
          </table:table-cell>
          <table:table-cell office:value-type="float" office:value="0.124282982791587" calcext:value-type="float">
            <text:p>0.124282982791587</text:p>
          </table:table-cell>
          <table:table-cell office:value-type="float" office:value="0.44623200677392" calcext:value-type="float">
            <text:p>0.44623200677392</text:p>
          </table:table-cell>
          <table:table-cell office:value-type="float" office:value="0.18261360429015" calcext:value-type="float">
            <text:p>0.18261360429015</text:p>
          </table:table-cell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max_depth</text:p>
          </table:table-cell>
          <table:table-cell office:value-type="string" calcext:value-type="string">
            <text:p>min_samples_split</text:p>
          </table:table-cell>
          <table:table-cell office:value-type="string" calcext:value-type="string">
            <text:p>subsample</text:p>
          </table:table-cell>
          <table:table-cell office:value-type="string" calcext:value-type="string">
            <text:p>n_estimators</text:p>
          </table:table-cell>
          <table:table-cell office:value-type="string" calcext:value-type="string">
            <text:p>max_features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a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qrt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r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rf</text:p>
          </table:table-cell>
          <table:table-cell office:value-type="string" calcext:value-type="string">
            <text:p>b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odel_name</text:p>
          </table:table-cell>
          <table:table-cell office:value-type="string" calcext:value-type="string">
            <text:p>featselect</text:p>
          </table:table-cell>
          <table:table-cell table:style-name="Default" office:value-type="string" calcext:value-type="string">
            <text:p>GEN</text:p>
          </table:table-cell>
          <table:table-cell office:value-type="string" calcext:value-type="string">
            <text:p>task</text:p>
          </table:table-cell>
          <table:table-cell table:style-name="Default" office:value-type="string" calcext:value-type="string">
            <text:p>multiclass</text:p>
          </table:table-cell>
          <table:table-cell table:style-name="Default"/>
          <table:table-cell office:value-type="string" calcext:value-type="string">
            <text:p>micro_precision</text:p>
          </table:table-cell>
          <table:table-cell office:value-type="string" calcext:value-type="string">
            <text:p>micro_recall</text:p>
          </table:table-cell>
          <table:table-cell office:value-type="string" calcext:value-type="string">
            <text:p>micro_f1</text:p>
          </table:table-cell>
          <table:table-cell office:value-type="string" calcext:value-type="string">
            <text:p>micro_f2</text:p>
          </table:table-cell>
          <table:table-cell office:value-type="string" calcext:value-type="string">
            <text:p>subset_accuracy</text:p>
          </table:table-cell>
          <table:table-cell office:value-type="string" calcext:value-type="string">
            <text:p>hamming_loss</text:p>
          </table:table-cell>
        </table:table-row>
        <table:table-row table:style-name="ro1">
          <table:table-cell office:value-type="string" calcext:value-type="string">
            <text:p>VLM_describ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0473684210526316" calcext:value-type="float">
            <text:p>0.047368421052632</text:p>
          </table:table-cell>
          <table:table-cell office:value-type="float" office:value="0.072" calcext:value-type="float">
            <text:p>0.072</text:p>
          </table:table-cell>
          <table:table-cell office:value-type="float" office:value="0.0548780487804878" calcext:value-type="float">
            <text:p>0.054878048780488</text:p>
          </table:table-cell>
          <table:table-cell office:value-type="float" office:value="0.687290969899666" calcext:value-type="float">
            <text:p>0.687290969899666</text:p>
          </table:table-cell>
          <table:table-cell office:value-type="float" office:value="0.0775919732441472" calcext:value-type="float">
            <text:p>0.077591973244147</text:p>
          </table:table-cell>
        </table:table-row>
        <table:table-row table:style-name="ro1">
          <table:table-cell office:value-type="string" calcext:value-type="string">
            <text:p>Baseline-A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635451505016722" calcext:value-type="float">
            <text:p>0.063545150501672</text:p>
          </table:table-cell>
          <table:table-cell office:value-type="float" office:value="1" calcext:value-type="float">
            <text:p>1</text:p>
          </table:table-cell>
          <table:table-cell office:value-type="float" office:value="0.119496855345912" calcext:value-type="float">
            <text:p>0.119496855345912</text:p>
          </table:table-cell>
          <table:table-cell office:value-type="float" office:value="0.253333333333333" calcext:value-type="float">
            <text:p>0.25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936454849498328" calcext:value-type="float">
            <text:p>0.936454849498328</text:p>
          </table:table-cell>
        </table:table-row>
        <table:table-row table:style-name="ro1">
          <table:table-cell office:value-type="string" calcext:value-type="string">
            <text:p>Baseline-Non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762541806020067" calcext:value-type="float">
            <text:p>0.762541806020067</text:p>
          </table:table-cell>
          <table:table-cell office:value-type="float" office:value="0.0635451505016722" calcext:value-type="float">
            <text:p>0.063545150501672</text:p>
          </table:table-cell>
        </table:table-row>
        <table:table-row table:style-name="ro1">
          <table:table-cell office:value-type="string" calcext:value-type="string">
            <text:p>Baseline-Random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626235992089651" calcext:value-type="float">
            <text:p>0.062623599208965</text:p>
          </table:table-cell>
          <table:table-cell office:value-type="float" office:value="0.5" calcext:value-type="float">
            <text:p>0.5</text:p>
          </table:table-cell>
          <table:table-cell office:value-type="float" office:value="0.111306385471588" calcext:value-type="float">
            <text:p>0.111306385471588</text:p>
          </table:table-cell>
          <table:table-cell office:value-type="float" office:value="0.208607817303469" calcext:value-type="float">
            <text:p>0.208607817303469</text:p>
          </table:table-cell>
          <table:table-cell office:value-type="float" office:value="0.0301003344481605" calcext:value-type="float">
            <text:p>0.030100334448161</text:p>
          </table:table-cell>
          <table:table-cell office:value-type="float" office:value="0.507357859531773" calcext:value-type="float">
            <text:p>0.507357859531773</text:p>
          </table:table-cell>
        </table:table-row>
        <table:table-row table:style-name="ro1">
          <table:table-cell office:value-type="string" calcext:value-type="string">
            <text:p>VLM_describ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53846153846154" calcext:value-type="float">
            <text:p>0.015384615384615</text:p>
          </table:table-cell>
          <table:table-cell office:value-type="float" office:value="0.00354609929078014" calcext:value-type="float">
            <text:p>0.00354609929078</text:p>
          </table:table-cell>
          <table:table-cell office:value-type="float" office:value="0.00576368876080692" calcext:value-type="float">
            <text:p>0.005763688760807</text:p>
          </table:table-cell>
          <table:table-cell office:value-type="float" office:value="0.00419111483654652" calcext:value-type="float">
            <text:p>0.004191114836547</text:p>
          </table:table-cell>
          <table:table-cell office:value-type="float" office:value="0.710479573712256" calcext:value-type="float">
            <text:p>0.710479573712256</text:p>
          </table:table-cell>
          <table:table-cell office:value-type="float" office:value="0.0612788632326821" calcext:value-type="float">
            <text:p>0.061278863232682</text:p>
          </table:table-cell>
        </table:table-row>
        <table:table-row table:style-name="ro1">
          <table:table-cell office:value-type="string" calcext:value-type="string">
            <text:p>VLM_def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74603174603175" calcext:value-type="float">
            <text:p>0.174603174603175</text:p>
          </table:table-cell>
          <table:table-cell office:value-type="float" office:value="0.0578947368421053" calcext:value-type="float">
            <text:p>0.057894736842105</text:p>
          </table:table-cell>
          <table:table-cell office:value-type="float" office:value="0.0869565217391304" calcext:value-type="float">
            <text:p>0.08695652173913</text:p>
          </table:table-cell>
          <table:table-cell office:value-type="float" office:value="0.0668286755771567" calcext:value-type="float">
            <text:p>0.066828675577157</text:p>
          </table:table-cell>
          <table:table-cell office:value-type="float" office:value="0.68561872909699" calcext:value-type="float">
            <text:p>0.68561872909699</text:p>
          </table:table-cell>
          <table:table-cell office:value-type="float" office:value="0.077257525083612" calcext:value-type="float">
            <text:p>0.077257525083612</text:p>
          </table:table-cell>
        </table:table-row>
        <table:table-row table:style-name="ro1">
          <table:table-cell office:value-type="string" calcext:value-type="string">
            <text:p>VLM_def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31578947368421" calcext:value-type="float">
            <text:p>0.013157894736842</text:p>
          </table:table-cell>
          <table:table-cell office:value-type="float" office:value="0.00354609929078014" calcext:value-type="float">
            <text:p>0.00354609929078</text:p>
          </table:table-cell>
          <table:table-cell office:value-type="float" office:value="0.00558659217877095" calcext:value-type="float">
            <text:p>0.005586592178771</text:p>
          </table:table-cell>
          <table:table-cell office:value-type="float" office:value="0.00415282392026578" calcext:value-type="float">
            <text:p>0.004152823920266</text:p>
          </table:table-cell>
          <table:table-cell office:value-type="float" office:value="0.700710479573712" calcext:value-type="float">
            <text:p>0.700710479573712</text:p>
          </table:table-cell>
          <table:table-cell office:value-type="float" office:value="0.0632326820603908" calcext:value-type="float">
            <text:p>0.063232682060391</text:p>
          </table:table-cell>
        </table:table-row>
        <table:table-row table:style-name="ro1">
          <table:table-cell office:value-type="string" calcext:value-type="string">
            <text:p>Baseline-Al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50088809946714" calcext:value-type="float">
            <text:p>0.050088809946714</text:p>
          </table:table-cell>
          <table:table-cell office:value-type="float" office:value="1" calcext:value-type="float">
            <text:p>1</text:p>
          </table:table-cell>
          <table:table-cell office:value-type="float" office:value="0.0953991880920163" calcext:value-type="float">
            <text:p>0.095399188092016</text:p>
          </table:table-cell>
          <table:table-cell office:value-type="float" office:value="0.20864160994377" calcext:value-type="float">
            <text:p>0.20864160994377</text:p>
          </table:table-cell>
          <table:table-cell office:value-type="float" office:value="0" calcext:value-type="float">
            <text:p>0</text:p>
          </table:table-cell>
          <table:table-cell office:value-type="float" office:value="0.949911190053286" calcext:value-type="float">
            <text:p>0.949911190053286</text:p>
          </table:table-cell>
        </table:table-row>
        <table:table-row table:style-name="ro1">
          <table:table-cell office:value-type="string" calcext:value-type="string">
            <text:p>Baseline-Non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759325044404973" calcext:value-type="float">
            <text:p>0.759325044404973</text:p>
          </table:table-cell>
          <table:table-cell office:value-type="float" office:value="0.050088809946714" calcext:value-type="float">
            <text:p>0.050088809946714</text:p>
          </table:table-cell>
        </table:table-row>
        <table:table-row table:style-name="ro1">
          <table:table-cell office:value-type="string" calcext:value-type="string">
            <text:p>Baseline-Random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452440327752049" calcext:value-type="float">
            <text:p>0.045244032775205</text:p>
          </table:table-cell>
          <table:table-cell office:value-type="float" office:value="0.450354609929078" calcext:value-type="float">
            <text:p>0.450354609929078</text:p>
          </table:table-cell>
          <table:table-cell office:value-type="float" office:value="0.0822272580123017" calcext:value-type="float">
            <text:p>0.082227258012302</text:p>
          </table:table-cell>
          <table:table-cell office:value-type="float" office:value="0.161372299872935" calcext:value-type="float">
            <text:p>0.161372299872935</text:p>
          </table:table-cell>
          <table:table-cell office:value-type="float" office:value="0.0301953818827709" calcext:value-type="float">
            <text:p>0.030195381882771</text:p>
          </table:table-cell>
          <table:table-cell office:value-type="float" office:value="0.503552397868561" calcext:value-type="float">
            <text:p>0.503552397868561</text:p>
          </table:table-cell>
        </table:table-row>
        <table:table-row table:style-name="ro1">
          <table:table-cell office:value-type="string" calcext:value-type="string">
            <text:p>VLM_perclass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535714285714286" calcext:value-type="float">
            <text:p>0.053571428571429</text:p>
          </table:table-cell>
          <table:table-cell office:value-type="float" office:value="0.0315789473684211" calcext:value-type="float">
            <text:p>0.031578947368421</text:p>
          </table:table-cell>
          <table:table-cell office:value-type="float" office:value="0.0397350993377483" calcext:value-type="float">
            <text:p>0.039735099337748</text:p>
          </table:table-cell>
          <table:table-cell office:value-type="float" office:value="0.0344036697247706" calcext:value-type="float">
            <text:p>0.034403669724771</text:p>
          </table:table-cell>
          <table:table-cell office:value-type="float" office:value="0.693979933110368" calcext:value-type="float">
            <text:p>0.693979933110368</text:p>
          </table:table-cell>
          <table:table-cell office:value-type="float" office:value="0.096989966555184" calcext:value-type="float">
            <text:p>0.096989966555184</text:p>
          </table:table-cell>
        </table:table-row>
        <table:table-row table:style-name="ro1">
          <table:table-cell office:value-type="string" calcext:value-type="string">
            <text:p>VLM_perclass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551181102362205" calcext:value-type="float">
            <text:p>0.055118110236221</text:p>
          </table:table-cell>
          <table:table-cell office:value-type="float" office:value="0.024822695035461" calcext:value-type="float">
            <text:p>0.024822695035461</text:p>
          </table:table-cell>
          <table:table-cell office:value-type="float" office:value="0.0342298288508557" calcext:value-type="float">
            <text:p>0.034229828850856</text:p>
          </table:table-cell>
          <table:table-cell office:value-type="float" office:value="0.0278884462151394" calcext:value-type="float">
            <text:p>0.027888446215139</text:p>
          </table:table-cell>
          <table:table-cell office:value-type="float" office:value="0.711367673179396" calcext:value-type="float">
            <text:p>0.711367673179396</text:p>
          </table:table-cell>
          <table:table-cell office:value-type="float" office:value="0.0701598579040853" calcext:value-type="float">
            <text:p>0.070159857904085</text:p>
          </table:table-cell>
        </table:table-row>
        <table:table-row table:style-name="ro1">
          <table:table-cell office:value-type="string" calcext:value-type="string">
            <text:p>VLM_describ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42857142857143" calcext:value-type="float">
            <text:p>0.014285714285714</text:p>
          </table:table-cell>
          <table:table-cell office:value-type="float" office:value="0.00847457627118644" calcext:value-type="float">
            <text:p>0.008474576271186</text:p>
          </table:table-cell>
          <table:table-cell office:value-type="float" office:value="0.0106382978723404" calcext:value-type="float">
            <text:p>0.01063829787234</text:p>
          </table:table-cell>
          <table:table-cell office:value-type="float" office:value="0.00922509225092251" calcext:value-type="float">
            <text:p>0.009225092250923</text:p>
          </table:table-cell>
          <table:table-cell office:value-type="float" office:value="0.496655518394649" calcext:value-type="float">
            <text:p>0.496655518394649</text:p>
          </table:table-cell>
          <table:table-cell office:value-type="float" office:value="0.103678929765886" calcext:value-type="float">
            <text:p>0.103678929765886</text:p>
          </table:table-cell>
        </table:table-row>
        <table:table-row table:style-name="ro1">
          <table:table-cell office:value-type="string" calcext:value-type="string">
            <text:p>Baseline-A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657748049052397" calcext:value-type="float">
            <text:p>0.06577480490524</text:p>
          </table:table-cell>
          <table:table-cell office:value-type="float" office:value="1" calcext:value-type="float">
            <text:p>1</text:p>
          </table:table-cell>
          <table:table-cell office:value-type="float" office:value="0.123430962343096" calcext:value-type="float">
            <text:p>0.123430962343096</text:p>
          </table:table-cell>
          <table:table-cell office:value-type="float" office:value="0.260370697263901" calcext:value-type="float">
            <text:p>0.260370697263901</text:p>
          </table:table-cell>
          <table:table-cell office:value-type="float" office:value="0" calcext:value-type="float">
            <text:p>0</text:p>
          </table:table-cell>
          <table:table-cell office:value-type="float" office:value="0.93422519509476" calcext:value-type="float">
            <text:p>0.93422519509476</text:p>
          </table:table-cell>
        </table:table-row>
        <table:table-row table:style-name="ro1">
          <table:table-cell office:value-type="string" calcext:value-type="string">
            <text:p>Baseline-Non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0.0657748049052397" calcext:value-type="float">
            <text:p>0.06577480490524</text:p>
          </table:table-cell>
        </table:table-row>
        <table:table-row table:style-name="ro1">
          <table:table-cell office:value-type="string" calcext:value-type="string">
            <text:p>Baseline-Random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640043763676149" calcext:value-type="float">
            <text:p>0.064004376367615</text:p>
          </table:table-cell>
          <table:table-cell office:value-type="float" office:value="0.495762711864407" calcext:value-type="float">
            <text:p>0.495762711864407</text:p>
          </table:table-cell>
          <table:table-cell office:value-type="float" office:value="0.113372093023256" calcext:value-type="float">
            <text:p>0.113372093023256</text:p>
          </table:table-cell>
          <table:table-cell office:value-type="float" office:value="0.211038961038961" calcext:value-type="float">
            <text:p>0.211038961038961</text:p>
          </table:table-cell>
          <table:table-cell office:value-type="float" office:value="0.0100334448160535" calcext:value-type="float">
            <text:p>0.010033444816054</text:p>
          </table:table-cell>
          <table:table-cell office:value-type="float" office:value="0.510033444816053" calcext:value-type="float">
            <text:p>0.510033444816053</text:p>
          </table:table-cell>
        </table:table-row>
        <table:table-row table:style-name="ro1">
          <table:table-cell office:value-type="string" calcext:value-type="string">
            <text:p>VLM_describ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201511335012594" calcext:value-type="float">
            <text:p>0.020151133501259</text:p>
          </table:table-cell>
          <table:table-cell office:value-type="float" office:value="0.0268006700167504" calcext:value-type="float">
            <text:p>0.02680067001675</text:p>
          </table:table-cell>
          <table:table-cell office:value-type="float" office:value="0.0223713646532439" calcext:value-type="float">
            <text:p>0.022371364653244</text:p>
          </table:table-cell>
          <table:table-cell office:value-type="float" office:value="0.624894157493649" calcext:value-type="float">
            <text:p>0.624894157493649</text:p>
          </table:table-cell>
          <table:table-cell office:value-type="float" office:value="0.0819926615862264" calcext:value-type="float">
            <text:p>0.081992661586226</text:p>
          </table:table-cell>
        </table:table-row>
        <table:table-row table:style-name="ro1">
          <table:table-cell office:value-type="string" calcext:value-type="string">
            <text:p>VLM_def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21951219512195" calcext:value-type="float">
            <text:p>0.01219512195122</text:p>
          </table:table-cell>
          <table:table-cell office:value-type="float" office:value="0.00847457627118644" calcext:value-type="float">
            <text:p>0.008474576271186</text:p>
          </table:table-cell>
          <table:table-cell office:value-type="float" office:value="0.01" calcext:value-type="float">
            <text:p>0.01</text:p>
          </table:table-cell>
          <table:table-cell office:value-type="float" office:value="0.00902527075812275" calcext:value-type="float">
            <text:p>0.009025270758123</text:p>
          </table:table-cell>
          <table:table-cell office:value-type="float" office:value="0.459866220735786" calcext:value-type="float">
            <text:p>0.459866220735786</text:p>
          </table:table-cell>
          <table:table-cell office:value-type="float" office:value="0.110367892976589" calcext:value-type="float">
            <text:p>0.110367892976589</text:p>
          </table:table-cell>
        </table:table-row>
        <table:table-row table:style-name="ro1">
          <table:table-cell office:value-type="string" calcext:value-type="string">
            <text:p>VLM_def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410094637223975" calcext:value-type="float">
            <text:p>0.041009463722398</text:p>
          </table:table-cell>
          <table:table-cell office:value-type="float" office:value="0.0327455919395466" calcext:value-type="float">
            <text:p>0.032745591939547</text:p>
          </table:table-cell>
          <table:table-cell office:value-type="float" office:value="0.0364145658263305" calcext:value-type="float">
            <text:p>0.036414565826331</text:p>
          </table:table-cell>
          <table:table-cell office:value-type="float" office:value="0.0341207349081365" calcext:value-type="float">
            <text:p>0.034120734908137</text:p>
          </table:table-cell>
          <table:table-cell office:value-type="float" office:value="0.549534292972058" calcext:value-type="float">
            <text:p>0.549534292972058</text:p>
          </table:table-cell>
          <table:table-cell office:value-type="float" office:value="0.0970928591589049" calcext:value-type="float">
            <text:p>0.097092859158905</text:p>
          </table:table-cell>
        </table:table-row>
        <table:table-row table:style-name="ro1">
          <table:table-cell office:value-type="string" calcext:value-type="string">
            <text:p>Baseline-Al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560259666948913" calcext:value-type="float">
            <text:p>0.056025966694891</text:p>
          </table:table-cell>
          <table:table-cell office:value-type="float" office:value="1" calcext:value-type="float">
            <text:p>1</text:p>
          </table:table-cell>
          <table:table-cell office:value-type="float" office:value="0.106107176266203" calcext:value-type="float">
            <text:p>0.106107176266203</text:p>
          </table:table-cell>
          <table:table-cell office:value-type="float" office:value="0.228844823610791" calcext:value-type="float">
            <text:p>0.228844823610791</text:p>
          </table:table-cell>
          <table:table-cell office:value-type="float" office:value="0" calcext:value-type="float">
            <text:p>0</text:p>
          </table:table-cell>
          <table:table-cell office:value-type="float" office:value="0.943974033305109" calcext:value-type="float">
            <text:p>0.943974033305109</text:p>
          </table:table-cell>
        </table:table-row>
        <table:table-row table:style-name="ro1">
          <table:table-cell office:value-type="string" calcext:value-type="string">
            <text:p>Baseline-None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718035563082134" calcext:value-type="float">
            <text:p>0.718035563082134</text:p>
          </table:table-cell>
          <table:table-cell office:value-type="float" office:value="0.0560259666948913" calcext:value-type="float">
            <text:p>0.056025966694891</text:p>
          </table:table-cell>
        </table:table-row>
        <table:table-row table:style-name="ro1">
          <table:table-cell office:value-type="string" calcext:value-type="string">
            <text:p>Baseline-Random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583310075355847" calcext:value-type="float">
            <text:p>0.058331007535585</text:p>
          </table:table-cell>
          <table:table-cell office:value-type="float" office:value="0.526448362720403" calcext:value-type="float">
            <text:p>0.526448362720403</text:p>
          </table:table-cell>
          <table:table-cell office:value-type="float" office:value="0.105025125628141" calcext:value-type="float">
            <text:p>0.105025125628141</text:p>
          </table:table-cell>
          <table:table-cell office:value-type="float" office:value="0.202088570876039" calcext:value-type="float">
            <text:p>0.202088570876039</text:p>
          </table:table-cell>
          <table:table-cell office:value-type="float" office:value="0.0220152413209145" calcext:value-type="float">
            <text:p>0.022015241320915</text:p>
          </table:table-cell>
          <table:table-cell office:value-type="float" office:value="0.502681343494214" calcext:value-type="float">
            <text:p>0.502681343494214</text:p>
          </table:table-cell>
        </table:table-row>
        <table:table-row table:style-name="ro1">
          <table:table-cell office:value-type="string" calcext:value-type="string">
            <text:p>VLM_perclass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818505338078292" calcext:value-type="float">
            <text:p>0.081850533807829</text:p>
          </table:table-cell>
          <table:table-cell office:value-type="float" office:value="0.194915254237288" calcext:value-type="float">
            <text:p>0.194915254237288</text:p>
          </table:table-cell>
          <table:table-cell office:value-type="float" office:value="0.115288220551378" calcext:value-type="float">
            <text:p>0.115288220551378</text:p>
          </table:table-cell>
          <table:table-cell office:value-type="float" office:value="0.152722443559097" calcext:value-type="float">
            <text:p>0.152722443559097</text:p>
          </table:table-cell>
          <table:table-cell office:value-type="float" office:value="0.408026755852843" calcext:value-type="float">
            <text:p>0.408026755852843</text:p>
          </table:table-cell>
          <table:table-cell office:value-type="float" office:value="0.196767001114827" calcext:value-type="float">
            <text:p>0.196767001114827</text:p>
          </table:table-cell>
        </table:table-row>
        <table:table-row table:style-name="ro1">
          <table:table-cell office:value-type="string" calcext:value-type="string">
            <text:p>VLM_perclass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32911392405063" calcext:value-type="float">
            <text:p>0.063291139240506</text:p>
          </table:table-cell>
          <table:table-cell office:value-type="float" office:value="0.163727959697733" calcext:value-type="float">
            <text:p>0.163727959697733</text:p>
          </table:table-cell>
          <table:table-cell office:value-type="float" office:value="0.0912921348314607" calcext:value-type="float">
            <text:p>0.091292134831461</text:p>
          </table:table-cell>
          <table:table-cell office:value-type="float" office:value="0.124282982791587" calcext:value-type="float">
            <text:p>0.124282982791587</text:p>
          </table:table-cell>
          <table:table-cell office:value-type="float" office:value="0.44623200677392" calcext:value-type="float">
            <text:p>0.44623200677392</text:p>
          </table:table-cell>
          <table:table-cell office:value-type="float" office:value="0.18261360429015" calcext:value-type="float">
            <text:p>0.18261360429015</text:p>
          </table:table-cell>
        </table:table-row>
      </table:table>
      <table:named-expressions/>
      <table:database-ranges>
        <table:database-range table:name="__Anonymous_Sheet_DB__0" table:target-range-address="Sheet1.A1:Sheet1.L13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1:00:32.6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02T13:53:41.499000000</meta:creation-date>
    <dc:date>2025-04-03T11:01:53.493000000</dc:date>
    <meta:editing-duration>PT4H49M16S</meta:editing-duration>
    <meta:editing-cycles>20</meta:editing-cycles>
    <meta:generator>Trio_Office/6.2.8.2$Windows_x86 LibreOffice_project/</meta:generator>
    <meta:document-statistic meta:table-count="3" meta:cell-count="1904" meta:object-count="0"/>
  </office:meta>
</office:document-meta>
</file>